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line-height="100%"/>
      <style:text-properties fo:font-size="14pt" style:font-size-asian="14pt" style:font-size-complex="14pt"/>
    </style:style>
    <style:style style:name="P3" style:family="paragraph" style:parent-style-name="Text_20_body">
      <style:paragraph-properties fo:line-height="100%"/>
      <style:text-properties fo:font-size="12pt" officeooo:rsid="00144415" officeooo:paragraph-rsid="00144415" style:font-size-asian="10.5pt" style:font-size-complex="12pt"/>
    </style:style>
    <style:style style:name="P4" style:family="paragraph" style:parent-style-name="Text_20_body">
      <style:paragraph-properties fo:line-height="100%"/>
      <style:text-properties fo:font-size="12pt" officeooo:rsid="002f168b" officeooo:paragraph-rsid="002f168b" style:font-size-asian="10.5pt" style:font-size-complex="12pt"/>
    </style:style>
    <style:style style:name="P5" style:family="paragraph" style:parent-style-name="Text_20_body">
      <style:paragraph-properties fo:line-height="100%"/>
      <style:text-properties fo:font-size="12pt" officeooo:rsid="002f168b" officeooo:paragraph-rsid="0034b99c" style:font-size-asian="10.5pt" style:font-size-complex="12pt"/>
    </style:style>
    <style:style style:name="P6" style:family="paragraph" style:parent-style-name="Text_20_body">
      <style:paragraph-properties fo:line-height="100%"/>
      <style:text-properties fo:font-size="12pt" officeooo:rsid="002f168b" officeooo:paragraph-rsid="00369c15" style:font-size-asian="10.5pt" style:font-size-complex="12pt"/>
    </style:style>
    <style:style style:name="P7" style:family="paragraph" style:parent-style-name="Text_20_body">
      <style:paragraph-properties fo:line-height="100%"/>
      <style:text-properties fo:font-size="12pt" officeooo:rsid="002f168b" officeooo:paragraph-rsid="0084f066" style:font-size-asian="10.5pt" style:font-size-complex="12pt"/>
    </style:style>
    <style:style style:name="P8" style:family="paragraph" style:parent-style-name="Text_20_body">
      <style:paragraph-properties fo:line-height="100%"/>
      <style:text-properties fo:font-size="12pt" officeooo:rsid="003091c0" officeooo:paragraph-rsid="003091c0" style:font-size-asian="10.5pt" style:font-size-complex="12pt"/>
    </style:style>
    <style:style style:name="P9" style:family="paragraph" style:parent-style-name="Text_20_body">
      <style:paragraph-properties fo:line-height="100%"/>
      <style:text-properties fo:font-size="12pt" officeooo:rsid="003091c0" officeooo:paragraph-rsid="003824d5" style:font-size-asian="10.5pt" style:font-size-complex="12pt"/>
    </style:style>
    <style:style style:name="P10" style:family="paragraph" style:parent-style-name="Text_20_body">
      <style:paragraph-properties fo:line-height="100%"/>
      <style:text-properties fo:font-size="12pt" officeooo:rsid="003091c0" officeooo:paragraph-rsid="0084f066" style:font-size-asian="10.5pt" style:font-size-complex="12pt"/>
    </style:style>
    <style:style style:name="P11" style:family="paragraph" style:parent-style-name="Text_20_body">
      <style:paragraph-properties fo:line-height="100%"/>
      <style:text-properties fo:font-size="12pt" officeooo:rsid="0034b99c" officeooo:paragraph-rsid="0034b99c" style:font-size-asian="10.5pt" style:font-size-complex="12pt"/>
    </style:style>
    <style:style style:name="P12" style:family="paragraph" style:parent-style-name="Text_20_body">
      <style:paragraph-properties fo:line-height="100%"/>
      <style:text-properties fo:font-size="12pt" officeooo:rsid="00369c15" officeooo:paragraph-rsid="00369c15" style:font-size-asian="10.5pt" style:font-size-complex="12pt"/>
    </style:style>
    <style:style style:name="P13" style:family="paragraph" style:parent-style-name="Text_20_body">
      <style:paragraph-properties fo:line-height="100%"/>
      <style:text-properties fo:font-size="12pt" officeooo:rsid="0037e24b" officeooo:paragraph-rsid="0037e24b" style:font-size-asian="10.5pt" style:font-size-complex="12pt"/>
    </style:style>
    <style:style style:name="P14" style:family="paragraph" style:parent-style-name="Text_20_body">
      <style:paragraph-properties fo:line-height="100%"/>
      <style:text-properties fo:font-size="12pt" officeooo:rsid="0038eb0e" officeooo:paragraph-rsid="0038eb0e" style:font-size-asian="10.5pt" style:font-size-complex="12pt"/>
    </style:style>
    <style:style style:name="P15" style:family="paragraph" style:parent-style-name="Text_20_body">
      <style:text-properties fo:font-size="12pt" officeooo:rsid="0046bc9f" officeooo:paragraph-rsid="0046bc9f" style:font-size-asian="10.5pt" style:font-size-complex="12pt"/>
    </style:style>
    <style:style style:name="P16" style:family="paragraph" style:parent-style-name="Text_20_body">
      <style:text-properties fo:font-size="12pt" officeooo:rsid="0046bc9f" officeooo:paragraph-rsid="004abd10" style:font-size-asian="10.5pt" style:font-size-complex="12pt"/>
    </style:style>
    <style:style style:name="P17" style:family="paragraph" style:parent-style-name="Text_20_body">
      <style:text-properties fo:font-size="12pt" officeooo:rsid="00487b64" officeooo:paragraph-rsid="00487b64" style:font-size-asian="10.5pt" style:font-size-complex="12pt"/>
    </style:style>
    <style:style style:name="P18" style:family="paragraph" style:parent-style-name="Text_20_body">
      <style:text-properties fo:font-size="12pt" officeooo:rsid="00487b64" officeooo:paragraph-rsid="0049a5e0" style:font-size-asian="10.5pt" style:font-size-complex="12pt"/>
    </style:style>
    <style:style style:name="P19" style:family="paragraph" style:parent-style-name="Text_20_body">
      <style:text-properties fo:font-size="12pt" officeooo:rsid="004abd10" officeooo:paragraph-rsid="004abd10" style:font-size-asian="10.5pt" style:font-size-complex="12pt"/>
    </style:style>
    <style:style style:name="P20" style:family="paragraph" style:parent-style-name="Text_20_body">
      <style:text-properties fo:font-size="12pt" officeooo:rsid="0051e829" officeooo:paragraph-rsid="0051e829" style:font-size-asian="10.5pt" style:font-size-complex="12pt"/>
    </style:style>
    <style:style style:name="P21" style:family="paragraph" style:parent-style-name="Text_20_body">
      <style:text-properties fo:font-size="12pt" officeooo:rsid="003cdad6" officeooo:paragraph-rsid="0056e1ee" style:font-size-asian="10.5pt" style:font-size-complex="12pt"/>
    </style:style>
    <style:style style:name="P22" style:family="paragraph" style:parent-style-name="Text_20_body">
      <style:text-properties fo:font-size="12pt" officeooo:rsid="005a8b20" officeooo:paragraph-rsid="005a8b20" style:font-size-asian="10.5pt" style:font-size-complex="12pt"/>
    </style:style>
    <style:style style:name="P23" style:family="paragraph" style:parent-style-name="Text_20_body">
      <style:text-properties fo:font-size="12pt" officeooo:rsid="005c7408" officeooo:paragraph-rsid="005c7408" style:font-size-asian="10.5pt" style:font-size-complex="12pt"/>
    </style:style>
    <style:style style:name="P24" style:family="paragraph" style:parent-style-name="Text_20_body">
      <style:text-properties fo:font-size="12pt" officeooo:rsid="005d53c7" officeooo:paragraph-rsid="005d53c7" style:font-size-asian="10.5pt" style:font-size-complex="12pt"/>
    </style:style>
    <style:style style:name="P25" style:family="paragraph" style:parent-style-name="Text_20_body">
      <style:text-properties fo:font-size="12pt" officeooo:rsid="005e068f" officeooo:paragraph-rsid="005e068f" style:font-size-asian="10.5pt" style:font-size-complex="12pt"/>
    </style:style>
    <style:style style:name="P26" style:family="paragraph" style:parent-style-name="Text_20_body">
      <style:text-properties fo:font-size="12pt" officeooo:rsid="005ee9ed" officeooo:paragraph-rsid="005ee9ed" style:font-size-asian="10.5pt" style:font-size-complex="12pt"/>
    </style:style>
    <style:style style:name="P27" style:family="paragraph" style:parent-style-name="Text_20_body">
      <style:text-properties fo:font-size="12pt" officeooo:rsid="005f9bff" officeooo:paragraph-rsid="0060fee5" style:font-size-asian="10.5pt" style:font-size-complex="12pt"/>
    </style:style>
    <style:style style:name="P28" style:family="paragraph" style:parent-style-name="Text_20_body">
      <style:text-properties fo:font-size="12pt" officeooo:rsid="0060fee5" officeooo:paragraph-rsid="0060fee5" style:font-size-asian="10.5pt" style:font-size-complex="12pt"/>
    </style:style>
    <style:style style:name="P29" style:family="paragraph" style:parent-style-name="Text_20_body">
      <style:text-properties fo:font-size="12pt" officeooo:rsid="00628e12" officeooo:paragraph-rsid="00628e12" style:font-size-asian="10.5pt" style:font-size-complex="12pt"/>
    </style:style>
    <style:style style:name="P30" style:family="paragraph" style:parent-style-name="Text_20_body">
      <style:text-properties fo:font-size="12pt" officeooo:rsid="00641c00" officeooo:paragraph-rsid="00641c00" style:font-size-asian="10.5pt" style:font-size-complex="12pt"/>
    </style:style>
    <style:style style:name="P31" style:family="paragraph" style:parent-style-name="Text_20_body">
      <style:text-properties fo:font-size="12pt" officeooo:rsid="006596ce" officeooo:paragraph-rsid="006596ce" style:font-size-asian="10.5pt" style:font-size-complex="12pt"/>
    </style:style>
    <style:style style:name="P32" style:family="paragraph" style:parent-style-name="Text_20_body">
      <style:text-properties fo:font-size="12pt" officeooo:rsid="0065eebb" officeooo:paragraph-rsid="0065eebb" style:font-size-asian="10.5pt" style:font-size-complex="12pt"/>
    </style:style>
    <style:style style:name="P33" style:family="paragraph" style:parent-style-name="Text_20_body">
      <style:text-properties fo:font-size="12pt" officeooo:rsid="003f37b3" officeooo:paragraph-rsid="0040b244" style:font-size-asian="12pt" style:font-size-complex="12pt"/>
    </style:style>
    <style:style style:name="P34" style:family="paragraph" style:parent-style-name="Text_20_body">
      <style:text-properties fo:font-size="12pt" officeooo:rsid="0040b244" officeooo:paragraph-rsid="0040b244" style:font-size-asian="12pt" style:font-size-complex="12pt"/>
    </style:style>
    <style:style style:name="P35" style:family="paragraph" style:parent-style-name="Text_20_body">
      <style:text-properties fo:font-size="12pt" officeooo:rsid="0040b244" officeooo:paragraph-rsid="0040bab7" style:font-size-asian="12pt" style:font-size-complex="12pt"/>
    </style:style>
    <style:style style:name="P36" style:family="paragraph" style:parent-style-name="Text_20_body">
      <style:text-properties fo:font-size="12pt" officeooo:rsid="0040b244" officeooo:paragraph-rsid="004abd10" style:font-size-asian="12pt" style:font-size-complex="12pt"/>
    </style:style>
    <style:style style:name="P37" style:family="paragraph" style:parent-style-name="Text_20_body">
      <style:text-properties fo:font-size="12pt" officeooo:rsid="0040b244" officeooo:paragraph-rsid="005399cd" style:font-size-asian="12pt" style:font-size-complex="12pt"/>
    </style:style>
    <style:style style:name="P38" style:family="paragraph" style:parent-style-name="Text_20_body">
      <style:text-properties fo:font-size="12pt" officeooo:rsid="0040b244" officeooo:paragraph-rsid="005c7408" style:font-size-asian="12pt" style:font-size-complex="12pt"/>
    </style:style>
    <style:style style:name="P39" style:family="paragraph" style:parent-style-name="Text_20_body">
      <style:text-properties fo:font-size="12pt" officeooo:rsid="0040b244" officeooo:paragraph-rsid="005d53c7" style:font-size-asian="12pt" style:font-size-complex="12pt"/>
    </style:style>
    <style:style style:name="P40" style:family="paragraph" style:parent-style-name="Text_20_body">
      <style:text-properties fo:font-size="12pt" officeooo:rsid="0040b244" officeooo:paragraph-rsid="0060fee5" style:font-size-asian="12pt" style:font-size-complex="12pt"/>
    </style:style>
    <style:style style:name="P41" style:family="paragraph" style:parent-style-name="Text_20_body">
      <style:text-properties fo:font-size="12pt" officeooo:rsid="0040b244" officeooo:paragraph-rsid="0065eebb" style:font-size-asian="12pt" style:font-size-complex="12pt"/>
    </style:style>
    <style:style style:name="P42" style:family="paragraph" style:parent-style-name="Text_20_body">
      <style:text-properties fo:font-size="12pt" officeooo:rsid="00432e0d" officeooo:paragraph-rsid="00432e0d" style:font-size-asian="12pt" style:font-size-complex="12pt"/>
    </style:style>
    <style:style style:name="P43" style:family="paragraph" style:parent-style-name="Text_20_body">
      <style:text-properties fo:font-size="12pt" officeooo:rsid="00432e0d" officeooo:paragraph-rsid="005399cd" style:font-size-asian="12pt" style:font-size-complex="12pt"/>
    </style:style>
    <style:style style:name="P44" style:family="paragraph" style:parent-style-name="Text_20_body">
      <style:text-properties fo:font-size="12pt" officeooo:rsid="00432e0d" officeooo:paragraph-rsid="005c7408" style:font-size-asian="12pt" style:font-size-complex="12pt"/>
    </style:style>
    <style:style style:name="P45" style:family="paragraph" style:parent-style-name="Text_20_body">
      <style:text-properties fo:font-size="12pt" officeooo:rsid="00432e0d" officeooo:paragraph-rsid="0065eebb" style:font-size-asian="12pt" style:font-size-complex="12pt"/>
    </style:style>
    <style:style style:name="P46" style:family="paragraph" style:parent-style-name="Text_20_body">
      <style:text-properties fo:font-size="12pt" officeooo:rsid="0043b2db" officeooo:paragraph-rsid="0043b2db" style:font-size-asian="12pt" style:font-size-complex="12pt"/>
    </style:style>
    <style:style style:name="P47" style:family="paragraph" style:parent-style-name="Text_20_body">
      <style:text-properties fo:font-size="12pt" officeooo:rsid="00482a78" officeooo:paragraph-rsid="00482a78" style:font-size-asian="12pt" style:font-size-complex="12pt"/>
    </style:style>
    <style:style style:name="P48" style:family="paragraph" style:parent-style-name="Text_20_body">
      <style:text-properties fo:font-size="12pt" officeooo:rsid="00506e79" officeooo:paragraph-rsid="00506e79" style:font-size-asian="12pt" style:font-size-complex="12pt"/>
    </style:style>
    <style:style style:name="P49" style:family="paragraph" style:parent-style-name="Text_20_body">
      <style:text-properties fo:font-size="12pt" officeooo:rsid="0051a205" officeooo:paragraph-rsid="0051a205" style:font-size-asian="12pt" style:font-size-complex="12pt"/>
    </style:style>
    <style:style style:name="P50" style:family="paragraph" style:parent-style-name="Text_20_body">
      <style:text-properties fo:font-size="12pt" officeooo:rsid="00553474" officeooo:paragraph-rsid="00553474" style:font-size-asian="12pt" style:font-size-complex="12pt"/>
    </style:style>
    <style:style style:name="P51" style:family="paragraph" style:parent-style-name="Text_20_body">
      <style:text-properties fo:font-size="12pt" style:text-underline-style="solid" style:text-underline-width="auto" style:text-underline-color="font-color" officeooo:rsid="00628e12" officeooo:paragraph-rsid="00628e12" style:font-size-asian="10.5pt" style:font-size-complex="12pt"/>
    </style:style>
    <style:style style:name="P52" style:family="paragraph" style:parent-style-name="Text_20_body">
      <style:text-properties fo:font-size="12pt" style:text-underline-style="solid" style:text-underline-width="auto" style:text-underline-color="font-color" officeooo:rsid="005e068f" officeooo:paragraph-rsid="005e068f" style:font-size-asian="10.5pt" style:font-size-complex="12pt"/>
    </style:style>
    <style:style style:name="P53" style:family="paragraph" style:parent-style-name="Text_20_body">
      <style:paragraph-properties fo:line-height="100%"/>
      <style:text-properties fo:font-size="12pt" style:text-underline-style="solid" style:text-underline-width="auto" style:text-underline-color="font-color" officeooo:rsid="0022647a" officeooo:paragraph-rsid="0033b25f" style:font-size-asian="10.5pt" style:font-size-complex="12pt"/>
    </style:style>
    <style:style style:name="P54" style:family="paragraph" style:parent-style-name="Text_20_body">
      <style:text-properties fo:font-size="12pt" style:text-underline-style="solid" style:text-underline-width="auto" style:text-underline-color="font-color" officeooo:rsid="004411c9" officeooo:paragraph-rsid="005d53c7" style:font-size-asian="10.5pt" style:font-size-complex="12pt"/>
    </style:style>
    <style:style style:name="P55" style:family="paragraph" style:parent-style-name="Text_20_body">
      <style:text-properties fo:font-size="12pt" style:text-underline-style="solid" style:text-underline-width="auto" style:text-underline-color="font-color" officeooo:rsid="0051a205" officeooo:paragraph-rsid="0051a205" style:font-size-asian="12pt" style:font-size-complex="12pt"/>
    </style:style>
    <style:style style:name="P56" style:family="paragraph" style:parent-style-name="Text_20_body">
      <style:text-properties fo:font-size="12pt" style:text-underline-style="solid" style:text-underline-width="auto" style:text-underline-color="font-color" officeooo:rsid="00506e79" officeooo:paragraph-rsid="00506e79" style:font-size-asian="12pt" style:font-size-complex="12pt"/>
    </style:style>
    <style:style style:name="P57" style:family="paragraph" style:parent-style-name="Text_20_body">
      <style:paragraph-properties fo:line-height="100%"/>
      <style:text-properties officeooo:rsid="00178d49" officeooo:paragraph-rsid="00178d49"/>
    </style:style>
    <style:style style:name="P58" style:family="paragraph" style:parent-style-name="Text_20_body">
      <style:paragraph-properties fo:line-height="100%"/>
      <style:text-properties officeooo:rsid="0018cb60" officeooo:paragraph-rsid="0018cb60"/>
    </style:style>
    <style:style style:name="P59" style:family="paragraph" style:parent-style-name="Text_20_body">
      <style:paragraph-properties fo:line-height="100%"/>
      <style:text-properties officeooo:rsid="001b846a" officeooo:paragraph-rsid="001b846a"/>
    </style:style>
    <style:style style:name="P60" style:family="paragraph" style:parent-style-name="Text_20_body">
      <style:text-properties officeooo:rsid="001c6457" officeooo:paragraph-rsid="001c6457"/>
    </style:style>
    <style:style style:name="P61" style:family="paragraph" style:parent-style-name="Text_20_body">
      <style:paragraph-properties fo:line-height="100%"/>
      <style:text-properties officeooo:rsid="001c6457" officeooo:paragraph-rsid="001c6457"/>
    </style:style>
    <style:style style:name="P62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1c6457" officeooo:paragraph-rsid="001c6457"/>
    </style:style>
    <style:style style:name="P63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18cb60" officeooo:paragraph-rsid="0018cb60"/>
    </style:style>
    <style:style style:name="P64" style:family="paragraph" style:parent-style-name="Text_20_body">
      <style:text-properties style:text-underline-style="solid" style:text-underline-width="auto" style:text-underline-color="font-color" officeooo:rsid="004411c9" officeooo:paragraph-rsid="005d53c7"/>
    </style:style>
    <style:style style:name="P65" style:family="paragraph" style:parent-style-name="Text_20_body">
      <style:text-properties style:text-underline-style="solid" style:text-underline-width="auto" style:text-underline-color="font-color" officeooo:rsid="004411c9" officeooo:paragraph-rsid="004411c9"/>
    </style:style>
    <style:style style:name="P66" style:family="paragraph" style:parent-style-name="Text_20_body">
      <style:text-properties style:text-underline-style="solid" style:text-underline-width="auto" style:text-underline-color="font-color" officeooo:rsid="003cdad6" officeooo:paragraph-rsid="0056e1ee"/>
    </style:style>
    <style:style style:name="P67" style:family="paragraph" style:parent-style-name="Text_20_body">
      <style:text-properties style:text-underline-style="solid" style:text-underline-width="auto" style:text-underline-color="font-color" officeooo:rsid="003cdad6" officeooo:paragraph-rsid="003cdad6"/>
    </style:style>
    <style:style style:name="P68" style:family="paragraph" style:parent-style-name="Text_20_body">
      <style:text-properties style:text-underline-style="solid" style:text-underline-width="auto" style:text-underline-color="font-color" officeooo:rsid="0046bc9f" officeooo:paragraph-rsid="0046bc9f"/>
    </style:style>
    <style:style style:name="P69" style:family="paragraph" style:parent-style-name="Text_20_body">
      <style:text-properties style:text-underline-style="solid" style:text-underline-width="auto" style:text-underline-color="font-color" officeooo:rsid="003f37b3" officeooo:paragraph-rsid="003f37b3"/>
    </style:style>
    <style:style style:name="P70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2da015" officeooo:paragraph-rsid="0033b25f"/>
    </style:style>
    <style:style style:name="P71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2da015" officeooo:paragraph-rsid="002da015"/>
    </style:style>
    <style:style style:name="P72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2f168b" officeooo:paragraph-rsid="002f168b"/>
    </style:style>
    <style:style style:name="P73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2da19a" officeooo:paragraph-rsid="002da19a"/>
    </style:style>
    <style:style style:name="P74" style:family="paragraph" style:parent-style-name="Text_20_body">
      <style:text-properties style:text-underline-style="solid" style:text-underline-width="auto" style:text-underline-color="font-color" officeooo:rsid="0022647a" officeooo:paragraph-rsid="0022647a"/>
    </style:style>
    <style:style style:name="P75" style:family="paragraph" style:parent-style-name="Text_20_body">
      <style:text-properties style:text-underline-style="solid" style:text-underline-width="auto" style:text-underline-color="font-color" officeooo:rsid="0022647a" officeooo:paragraph-rsid="002da015"/>
    </style:style>
    <style:style style:name="P76" style:family="paragraph" style:parent-style-name="Text_20_body">
      <style:text-properties style:text-underline-style="solid" style:text-underline-width="auto" style:text-underline-color="font-color" officeooo:rsid="00206901" officeooo:paragraph-rsid="00206901"/>
    </style:style>
    <style:style style:name="P77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2738ab" officeooo:paragraph-rsid="002738ab"/>
    </style:style>
    <style:style style:name="P78" style:family="paragraph" style:parent-style-name="Text_20_body">
      <style:text-properties style:text-underline-style="solid" style:text-underline-width="auto" style:text-underline-color="font-color" officeooo:rsid="002738ab" officeooo:paragraph-rsid="00503712"/>
    </style:style>
    <style:style style:name="P79" style:family="paragraph" style:parent-style-name="Text_20_body">
      <style:paragraph-properties fo:line-height="100%"/>
      <style:text-properties style:text-underline-style="solid" style:text-underline-width="auto" style:text-underline-color="font-color" officeooo:rsid="00687b48" officeooo:paragraph-rsid="00687b48"/>
    </style:style>
    <style:style style:name="P80" style:family="paragraph" style:parent-style-name="Text_20_body">
      <style:text-properties style:text-underline-style="solid" style:text-underline-width="auto" style:text-underline-color="font-color" officeooo:rsid="006b0560" officeooo:paragraph-rsid="006b0560"/>
    </style:style>
    <style:style style:name="P81" style:family="paragraph" style:parent-style-name="Text_20_body">
      <style:text-properties style:text-underline-style="solid" style:text-underline-width="auto" style:text-underline-color="font-color" officeooo:rsid="006bac85" officeooo:paragraph-rsid="006bac85"/>
    </style:style>
    <style:style style:name="P82" style:family="paragraph" style:parent-style-name="Text_20_body">
      <style:text-properties style:text-underline-style="solid" style:text-underline-width="auto" style:text-underline-color="font-color" officeooo:rsid="00824c74" officeooo:paragraph-rsid="00824c74"/>
    </style:style>
    <style:style style:name="P83" style:family="paragraph" style:parent-style-name="Text_20_body">
      <style:text-properties style:text-underline-style="solid" style:text-underline-width="auto" style:text-underline-color="font-color" officeooo:rsid="0083e50b" officeooo:paragraph-rsid="0083e50b"/>
    </style:style>
    <style:style style:name="P84" style:family="paragraph" style:parent-style-name="Text_20_body">
      <style:text-properties style:text-underline-style="solid" style:text-underline-width="auto" style:text-underline-color="font-color" officeooo:rsid="0088096c" officeooo:paragraph-rsid="0088096c"/>
    </style:style>
    <style:style style:name="P85" style:family="paragraph" style:parent-style-name="Text_20_body">
      <style:paragraph-properties fo:line-height="100%"/>
      <style:text-properties style:text-underline-style="none" officeooo:rsid="001e88c6" officeooo:paragraph-rsid="00284902"/>
    </style:style>
    <style:style style:name="P86" style:family="paragraph" style:parent-style-name="Text_20_body">
      <style:paragraph-properties fo:line-height="100%"/>
      <style:text-properties style:text-underline-style="none" officeooo:rsid="0023c3f5" officeooo:paragraph-rsid="00284902"/>
    </style:style>
    <style:style style:name="P87" style:family="paragraph" style:parent-style-name="Text_20_body">
      <style:text-properties officeooo:rsid="00206901" officeooo:paragraph-rsid="00206901"/>
    </style:style>
    <style:style style:name="P88" style:family="paragraph" style:parent-style-name="Text_20_body">
      <style:paragraph-properties fo:line-height="100%"/>
      <style:text-properties officeooo:rsid="00206901" officeooo:paragraph-rsid="00206901"/>
    </style:style>
    <style:style style:name="P89" style:family="paragraph" style:parent-style-name="Text_20_body">
      <style:paragraph-properties fo:line-height="100%"/>
      <style:text-properties officeooo:rsid="00206901" officeooo:paragraph-rsid="002da015"/>
    </style:style>
    <style:style style:name="P90" style:family="paragraph" style:parent-style-name="Text_20_body">
      <style:paragraph-properties fo:line-height="100%"/>
      <style:text-properties officeooo:rsid="00206901" officeooo:paragraph-rsid="002ef56e"/>
    </style:style>
    <style:style style:name="P91" style:family="paragraph" style:parent-style-name="Text_20_body">
      <style:text-properties officeooo:rsid="00206901" officeooo:paragraph-rsid="002ef56e"/>
    </style:style>
    <style:style style:name="P92" style:family="paragraph" style:parent-style-name="Text_20_body">
      <style:paragraph-properties fo:line-height="100%"/>
    </style:style>
    <style:style style:name="P93" style:family="paragraph" style:parent-style-name="Text_20_body">
      <style:paragraph-properties fo:line-height="100%"/>
      <style:text-properties officeooo:rsid="0022647a" officeooo:paragraph-rsid="0022647a"/>
    </style:style>
    <style:style style:name="P94" style:family="paragraph" style:parent-style-name="Text_20_body">
      <style:paragraph-properties fo:line-height="100%"/>
      <style:text-properties officeooo:rsid="002354da" officeooo:paragraph-rsid="00284902"/>
    </style:style>
    <style:style style:name="P95" style:family="paragraph" style:parent-style-name="Text_20_body">
      <style:paragraph-properties fo:line-height="100%"/>
      <style:text-properties officeooo:rsid="0023c3f5" officeooo:paragraph-rsid="0023c3f5"/>
    </style:style>
    <style:style style:name="P96" style:family="paragraph" style:parent-style-name="Text_20_body">
      <style:paragraph-properties fo:line-height="100%"/>
      <style:text-properties officeooo:rsid="0023c3f5" officeooo:paragraph-rsid="00284902"/>
    </style:style>
    <style:style style:name="P97" style:family="paragraph" style:parent-style-name="Text_20_body">
      <style:text-properties officeooo:rsid="002630ff" officeooo:paragraph-rsid="002630ff"/>
    </style:style>
    <style:style style:name="P98" style:family="paragraph" style:parent-style-name="Text_20_body">
      <style:paragraph-properties fo:line-height="100%"/>
      <style:text-properties officeooo:rsid="002630ff" officeooo:paragraph-rsid="002da015"/>
    </style:style>
    <style:style style:name="P99" style:family="paragraph" style:parent-style-name="Text_20_body">
      <style:paragraph-properties fo:line-height="100%"/>
      <style:text-properties officeooo:rsid="002630ff" officeooo:paragraph-rsid="0033b25f"/>
    </style:style>
    <style:style style:name="P100" style:family="paragraph" style:parent-style-name="Text_20_body">
      <style:paragraph-properties fo:line-height="100%"/>
      <style:text-properties officeooo:rsid="002738ab" officeooo:paragraph-rsid="002738ab"/>
    </style:style>
    <style:style style:name="P101" style:family="paragraph" style:parent-style-name="Text_20_body">
      <style:paragraph-properties fo:line-height="100%"/>
      <style:text-properties officeooo:rsid="002738ab" officeooo:paragraph-rsid="002e146c"/>
    </style:style>
    <style:style style:name="P102" style:family="paragraph" style:parent-style-name="Text_20_body">
      <style:text-properties officeooo:rsid="002738ab" officeooo:paragraph-rsid="00503712"/>
    </style:style>
    <style:style style:name="P103" style:family="paragraph" style:parent-style-name="Text_20_body">
      <style:paragraph-properties fo:line-height="100%"/>
      <style:text-properties officeooo:rsid="0029d206" officeooo:paragraph-rsid="0029d206"/>
    </style:style>
    <style:style style:name="P104" style:family="paragraph" style:parent-style-name="Text_20_body">
      <style:paragraph-properties fo:line-height="100%"/>
      <style:text-properties officeooo:rsid="002a98a6" officeooo:paragraph-rsid="002a98a6"/>
    </style:style>
    <style:style style:name="P105" style:family="paragraph" style:parent-style-name="Text_20_body">
      <style:paragraph-properties fo:line-height="100%"/>
      <style:text-properties officeooo:rsid="002c4866" officeooo:paragraph-rsid="002c4866"/>
    </style:style>
    <style:style style:name="P106" style:family="paragraph" style:parent-style-name="Text_20_body">
      <style:paragraph-properties fo:line-height="100%"/>
      <style:text-properties officeooo:rsid="002c4866" officeooo:paragraph-rsid="002e146c"/>
    </style:style>
    <style:style style:name="P107" style:family="paragraph" style:parent-style-name="Text_20_body">
      <style:paragraph-properties fo:line-height="100%"/>
      <style:text-properties officeooo:rsid="002da015" officeooo:paragraph-rsid="002da015"/>
    </style:style>
    <style:style style:name="P108" style:family="paragraph" style:parent-style-name="Text_20_body">
      <style:paragraph-properties fo:line-height="100%"/>
      <style:text-properties officeooo:rsid="002e146c" officeooo:paragraph-rsid="002e146c"/>
    </style:style>
    <style:style style:name="P109" style:family="paragraph" style:parent-style-name="Text_20_body">
      <style:paragraph-properties fo:line-height="100%"/>
      <style:text-properties officeooo:rsid="002f168b" officeooo:paragraph-rsid="002f168b"/>
    </style:style>
    <style:style style:name="P110" style:family="paragraph" style:parent-style-name="Text_20_body">
      <style:text-properties fo:font-size="10pt" officeooo:rsid="0046bc9f" officeooo:paragraph-rsid="0046bc9f" style:font-size-asian="10pt" style:font-size-complex="10pt"/>
    </style:style>
    <style:style style:name="P111" style:family="paragraph" style:parent-style-name="Text_20_body">
      <style:text-properties fo:font-size="10pt" officeooo:rsid="0051a205" officeooo:paragraph-rsid="0051a205" style:font-size-asian="10pt" style:font-size-complex="10pt"/>
    </style:style>
    <style:style style:name="P112" style:family="paragraph" style:parent-style-name="Text_20_body">
      <style:paragraph-properties fo:line-height="100%"/>
      <style:text-properties fo:font-size="7pt" officeooo:rsid="002f168b" officeooo:paragraph-rsid="002f168b" style:font-size-asian="7pt" style:font-size-complex="7pt"/>
    </style:style>
    <style:style style:name="P113" style:family="paragraph" style:parent-style-name="Text_20_body">
      <style:text-properties fo:font-size="8pt" officeooo:rsid="0043b2db" officeooo:paragraph-rsid="0043b2db" style:font-size-asian="8pt" style:font-size-complex="8pt"/>
    </style:style>
    <style:style style:name="P114" style:family="paragraph" style:parent-style-name="Text_20_body">
      <style:text-properties officeooo:rsid="003c2534" officeooo:paragraph-rsid="003c2534"/>
    </style:style>
    <style:style style:name="P115" style:family="paragraph" style:parent-style-name="Text_20_body">
      <style:text-properties officeooo:rsid="003c2534" officeooo:paragraph-rsid="0056e1ee"/>
    </style:style>
    <style:style style:name="P116" style:family="paragraph" style:parent-style-name="Text_20_body">
      <style:text-properties officeooo:rsid="003c858f" officeooo:paragraph-rsid="003c858f"/>
    </style:style>
    <style:style style:name="P117" style:family="paragraph" style:parent-style-name="Text_20_body">
      <style:text-properties officeooo:rsid="003c858f" officeooo:paragraph-rsid="0056e1ee"/>
    </style:style>
    <style:style style:name="P118" style:family="paragraph" style:parent-style-name="Text_20_body">
      <style:text-properties officeooo:rsid="003cdad6" officeooo:paragraph-rsid="003cdad6"/>
    </style:style>
    <style:style style:name="P119" style:family="paragraph" style:parent-style-name="Text_20_body">
      <style:text-properties officeooo:rsid="003cdad6" officeooo:paragraph-rsid="0056e1ee"/>
    </style:style>
    <style:style style:name="P120" style:family="paragraph" style:parent-style-name="Text_20_body">
      <style:text-properties officeooo:rsid="003f1d70" officeooo:paragraph-rsid="003f1d70"/>
    </style:style>
    <style:style style:name="P121" style:family="paragraph" style:parent-style-name="Text_20_body">
      <style:text-properties officeooo:rsid="003f37b3" officeooo:paragraph-rsid="003f37b3"/>
    </style:style>
    <style:style style:name="P122" style:family="paragraph" style:parent-style-name="Text_20_body">
      <style:text-properties fo:font-size="11pt" officeooo:rsid="003f37b3" officeooo:paragraph-rsid="003f37b3" style:font-size-asian="11pt" style:font-size-complex="11pt"/>
    </style:style>
    <style:style style:name="P123" style:family="paragraph" style:parent-style-name="Text_20_body">
      <style:text-properties fo:font-size="11pt" officeooo:rsid="003f37b3" officeooo:paragraph-rsid="0040b244" style:font-size-asian="11pt" style:font-size-complex="11pt"/>
    </style:style>
    <style:style style:name="P124" style:family="paragraph" style:parent-style-name="Text_20_body">
      <style:text-properties officeooo:rsid="004411c9" officeooo:paragraph-rsid="004411c9"/>
    </style:style>
    <style:style style:name="P125" style:family="paragraph" style:parent-style-name="Text_20_body">
      <style:text-properties officeooo:rsid="004411c9" officeooo:paragraph-rsid="005d53c7"/>
    </style:style>
    <style:style style:name="P126" style:family="paragraph" style:parent-style-name="Text_20_body">
      <style:text-properties officeooo:rsid="0044eeca" officeooo:paragraph-rsid="0044eeca"/>
    </style:style>
    <style:style style:name="P127" style:family="paragraph" style:parent-style-name="Text_20_body">
      <style:text-properties officeooo:rsid="0046817b" officeooo:paragraph-rsid="0046817b"/>
    </style:style>
    <style:style style:name="P128" style:family="paragraph" style:parent-style-name="Text_20_body">
      <style:text-properties officeooo:rsid="0046bc9f" officeooo:paragraph-rsid="0046bc9f"/>
    </style:style>
    <style:style style:name="P129" style:family="paragraph" style:parent-style-name="Text_20_body">
      <style:text-properties officeooo:rsid="00824c74" officeooo:paragraph-rsid="00824c74"/>
    </style:style>
    <style:style style:name="P130" style:family="paragraph" style:parent-style-name="Text_20_body">
      <style:text-properties officeooo:rsid="0083e50b" officeooo:paragraph-rsid="0083e50b"/>
    </style:style>
    <style:style style:name="P131" style:family="paragraph" style:parent-style-name="Text_20_body">
      <style:text-properties officeooo:rsid="00846d88" officeooo:paragraph-rsid="00846d88"/>
    </style:style>
    <style:style style:name="P132" style:family="paragraph" style:parent-style-name="Text_20_body">
      <style:text-properties officeooo:rsid="0088096c" officeooo:paragraph-rsid="0088096c"/>
    </style:style>
    <style:style style:name="P133" style:family="paragraph" style:parent-style-name="Text_20_body">
      <style:paragraph-properties fo:margin-left="0cm" fo:margin-right="0cm" fo:line-height="100%" fo:text-indent="0cm" style:auto-text-indent="false"/>
      <style:text-properties officeooo:rsid="0018cb60" officeooo:paragraph-rsid="0018cb60"/>
    </style:style>
    <style:style style:name="P134" style:family="paragraph" style:parent-style-name="Text_20_body">
      <style:paragraph-properties fo:margin-left="0cm" fo:margin-right="0cm" fo:line-height="100%" fo:text-indent="0cm" style:auto-text-indent="false"/>
      <style:text-properties officeooo:rsid="0018e89c" officeooo:paragraph-rsid="0018e89c"/>
    </style:style>
    <style:style style:name="P135" style:family="paragraph" style:parent-style-name="Text_20_body">
      <style:paragraph-properties fo:margin-left="0cm" fo:margin-right="0cm" fo:line-height="100%" fo:text-indent="0cm" style:auto-text-indent="false"/>
      <style:text-properties officeooo:rsid="0018e89c" officeooo:paragraph-rsid="0019db0f"/>
    </style:style>
    <style:style style:name="P136" style:family="paragraph" style:parent-style-name="Text_20_body">
      <style:paragraph-properties fo:margin-left="0cm" fo:margin-right="0cm" fo:line-height="100%" fo:text-indent="0cm" style:auto-text-indent="false"/>
      <style:text-properties officeooo:rsid="0019db0f" officeooo:paragraph-rsid="0019db0f"/>
    </style:style>
    <style:style style:name="P137" style:family="paragraph" style:parent-style-name="Text_20_body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officeooo:rsid="0074033d" officeooo:paragraph-rsid="0074033d"/>
    </style:style>
    <style:style style:name="P138" style:family="paragraph" style:parent-style-name="Text_20_body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officeooo:rsid="0074033d" officeooo:paragraph-rsid="0075b48d"/>
    </style:style>
    <style:style style:name="P139" style:family="paragraph" style:parent-style-name="Text_20_body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officeooo:rsid="0074033d" officeooo:paragraph-rsid="00779464"/>
    </style:style>
    <style:style style:name="P140" style:family="paragraph" style:parent-style-name="Text_20_body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officeooo:rsid="0074033d" officeooo:paragraph-rsid="0077bd8c"/>
    </style:style>
    <style:style style:name="P141" style:family="paragraph" style:parent-style-name="Text_20_body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officeooo:rsid="0074033d" officeooo:paragraph-rsid="00796937"/>
    </style:style>
    <style:style style:name="P142" style:family="paragraph" style:parent-style-name="Text_20_body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officeooo:rsid="0074033d" officeooo:paragraph-rsid="007a0f05"/>
    </style:style>
    <style:style style:name="P143" style:family="paragraph" style:parent-style-name="Text_20_body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officeooo:rsid="0074033d" officeooo:paragraph-rsid="007b7b46"/>
    </style:style>
    <style:style style:name="P144" style:family="paragraph" style:parent-style-name="Text_20_body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officeooo:rsid="0074033d" officeooo:paragraph-rsid="007bae75"/>
    </style:style>
    <style:style style:name="P145" style:family="paragraph" style:parent-style-name="Text_20_body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officeooo:rsid="0074033d" officeooo:paragraph-rsid="007c1cbe"/>
    </style:style>
    <style:style style:name="P146" style:family="paragraph" style:parent-style-name="Text_20_body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officeooo:rsid="0074033d" officeooo:paragraph-rsid="007d0543"/>
    </style:style>
    <style:style style:name="P147" style:family="paragraph" style:parent-style-name="Text_20_body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officeooo:rsid="0074033d" officeooo:paragraph-rsid="007eb6aa"/>
    </style:style>
    <style:style style:name="P148" style:family="paragraph" style:parent-style-name="Text_20_body">
      <style:paragraph-properties fo:margin-left="0cm" fo:margin-right="0cm" fo:line-height="100%" fo:text-indent="0cm" style:auto-text-indent="false"/>
      <style:text-properties officeooo:rsid="001d2b31" officeooo:paragraph-rsid="001d2b31"/>
    </style:style>
    <style:style style:name="P149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1d2b31" officeooo:paragraph-rsid="002738ab"/>
    </style:style>
    <style:style style:name="P150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1d2b31" officeooo:paragraph-rsid="00284902"/>
    </style:style>
    <style:style style:name="P151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23c3f5" officeooo:paragraph-rsid="00284902"/>
    </style:style>
    <style:style style:name="P152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4033d" officeooo:paragraph-rsid="0074033d"/>
    </style:style>
    <style:style style:name="P153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4033d" officeooo:paragraph-rsid="0075b48d"/>
    </style:style>
    <style:style style:name="P154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4033d" officeooo:paragraph-rsid="00779464"/>
    </style:style>
    <style:style style:name="P155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4033d" officeooo:paragraph-rsid="0077bd8c"/>
    </style:style>
    <style:style style:name="P156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4033d" officeooo:paragraph-rsid="00796937"/>
    </style:style>
    <style:style style:name="P157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4033d" officeooo:paragraph-rsid="007a0f05"/>
    </style:style>
    <style:style style:name="P158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4033d" officeooo:paragraph-rsid="007b7b46"/>
    </style:style>
    <style:style style:name="P159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4033d" officeooo:paragraph-rsid="007bae75"/>
    </style:style>
    <style:style style:name="P160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4033d" officeooo:paragraph-rsid="007c1cbe"/>
    </style:style>
    <style:style style:name="P161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4033d" officeooo:paragraph-rsid="007d0543"/>
    </style:style>
    <style:style style:name="P162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4033d" officeooo:paragraph-rsid="007eb6aa"/>
    </style:style>
    <style:style style:name="P163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9cbbf" officeooo:paragraph-rsid="0079cbbf"/>
    </style:style>
    <style:style style:name="P164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9cbbf" officeooo:paragraph-rsid="007a0f05"/>
    </style:style>
    <style:style style:name="P165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9cbbf" officeooo:paragraph-rsid="007b7b46"/>
    </style:style>
    <style:style style:name="P166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9cbbf" officeooo:paragraph-rsid="007bae75"/>
    </style:style>
    <style:style style:name="P167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9cbbf" officeooo:paragraph-rsid="007c1cbe"/>
    </style:style>
    <style:style style:name="P168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d0543" officeooo:paragraph-rsid="007d0543"/>
    </style:style>
    <style:style style:name="P169" style:family="paragraph" style:parent-style-name="Text_20_body">
      <style:paragraph-properties fo:margin-left="0cm" fo:margin-right="0cm" fo:line-height="100%" fo:text-indent="0cm" style:auto-text-indent="false"/>
      <style:text-properties style:text-underline-style="none" officeooo:rsid="007d0543" officeooo:paragraph-rsid="007eb6aa"/>
    </style:style>
    <style:style style:name="P170" style:family="paragraph" style:parent-style-name="Text_20_body">
      <style:paragraph-properties fo:margin-left="0cm" fo:margin-right="0cm" fo:line-height="100%" fo:text-indent="0cm" style:auto-text-indent="false"/>
      <style:text-properties officeooo:rsid="0023c3f5" officeooo:paragraph-rsid="002738ab"/>
    </style:style>
    <style:style style:name="P171" style:family="paragraph" style:parent-style-name="Text_20_body">
      <style:paragraph-properties fo:margin-left="0cm" fo:margin-right="0cm" fo:line-height="100%" fo:text-indent="0cm" style:auto-text-indent="false"/>
      <style:text-properties officeooo:rsid="006ca011" officeooo:paragraph-rsid="006ca011"/>
    </style:style>
    <style:style style:name="P172" style:family="paragraph" style:parent-style-name="Text_20_body">
      <style:paragraph-properties fo:margin-left="0cm" fo:margin-right="0cm" fo:line-height="100%" fo:text-indent="0cm" style:auto-text-indent="false"/>
      <style:text-properties officeooo:rsid="006dee43" officeooo:paragraph-rsid="006dee43"/>
    </style:style>
    <style:style style:name="P173" style:family="paragraph" style:parent-style-name="Text_20_body">
      <style:paragraph-properties fo:margin-left="0cm" fo:margin-right="0cm" fo:line-height="100%" fo:text-indent="0cm" style:auto-text-indent="false"/>
      <style:text-properties fo:font-size="12pt" style:text-underline-style="none" officeooo:rsid="0074033d" officeooo:paragraph-rsid="00796937" style:font-size-asian="10.5pt" style:font-size-complex="12pt"/>
    </style:style>
    <style:style style:name="P174" style:family="paragraph" style:parent-style-name="Text_20_body">
      <style:paragraph-properties fo:margin-left="0cm" fo:margin-right="0cm" fo:line-height="100%" fo:text-indent="0cm" style:auto-text-indent="false"/>
      <style:text-properties fo:font-size="12pt" style:text-underline-style="none" officeooo:rsid="0074033d" officeooo:paragraph-rsid="007a0f05" style:font-size-asian="10.5pt" style:font-size-complex="12pt"/>
    </style:style>
    <style:style style:name="P175" style:family="paragraph" style:parent-style-name="Text_20_body">
      <style:paragraph-properties fo:margin-left="0cm" fo:margin-right="0cm" fo:line-height="100%" fo:text-indent="0cm" style:auto-text-indent="false"/>
      <style:text-properties fo:font-size="12pt" style:text-underline-style="none" officeooo:rsid="0074033d" officeooo:paragraph-rsid="007b7b46" style:font-size-asian="10.5pt" style:font-size-complex="12pt"/>
    </style:style>
    <style:style style:name="P176" style:family="paragraph" style:parent-style-name="Text_20_body">
      <style:paragraph-properties fo:margin-left="0cm" fo:margin-right="0cm" fo:line-height="100%" fo:text-indent="0cm" style:auto-text-indent="false"/>
      <style:text-properties fo:font-size="12pt" style:text-underline-style="none" officeooo:rsid="0074033d" officeooo:paragraph-rsid="007bae75" style:font-size-asian="10.5pt" style:font-size-complex="12pt"/>
    </style:style>
    <style:style style:name="P177" style:family="paragraph" style:parent-style-name="Text_20_body">
      <style:paragraph-properties fo:margin-left="0cm" fo:margin-right="0cm" fo:line-height="100%" fo:text-indent="0cm" style:auto-text-indent="false"/>
      <style:text-properties fo:font-size="12pt" style:text-underline-style="none" officeooo:rsid="0074033d" officeooo:paragraph-rsid="007c1cbe" style:font-size-asian="10.5pt" style:font-size-complex="12pt"/>
    </style:style>
    <style:style style:name="P178" style:family="paragraph" style:parent-style-name="Text_20_body">
      <style:paragraph-properties fo:margin-left="0cm" fo:margin-right="0cm" fo:line-height="100%" fo:text-indent="0cm" style:auto-text-indent="false"/>
      <style:text-properties fo:font-size="12pt" style:text-underline-style="none" officeooo:rsid="0074033d" officeooo:paragraph-rsid="007d0543" style:font-size-asian="10.5pt" style:font-size-complex="12pt"/>
    </style:style>
    <style:style style:name="P179" style:family="paragraph" style:parent-style-name="Text_20_body">
      <style:paragraph-properties fo:margin-left="0cm" fo:margin-right="0cm" fo:line-height="100%" fo:text-indent="0cm" style:auto-text-indent="false"/>
      <style:text-properties fo:font-size="12pt" style:text-underline-style="none" officeooo:rsid="0074033d" officeooo:paragraph-rsid="007eb6aa" style:font-size-asian="10.5pt" style:font-size-complex="12pt"/>
    </style:style>
    <style:style style:name="P1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1" style:family="paragraph" style:parent-style-name="Heading_20_1">
      <style:paragraph-properties fo:line-height="100%"/>
      <style:text-properties fo:font-size="14pt" style:font-size-asian="14pt" style:font-size-complex="14pt"/>
    </style:style>
    <style:style style:name="P182" style:family="paragraph" style:parent-style-name="Heading_20_2">
      <style:text-properties fo:font-size="12pt" style:font-size-asian="12pt" style:font-size-complex="12pt"/>
    </style:style>
    <style:style style:name="P183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184" style:family="paragraph" style:parent-style-name="Heading_20_2">
      <style:text-properties fo:font-size="12pt" officeooo:paragraph-rsid="002da015" style:font-size-asian="12pt" style:font-size-complex="12pt"/>
    </style:style>
    <style:style style:name="P185" style:family="paragraph" style:parent-style-name="Heading_20_2">
      <style:text-properties fo:font-size="12pt" officeooo:paragraph-rsid="0056e1ee" style:font-size-asian="12pt" style:font-size-complex="12pt"/>
    </style:style>
    <style:style style:name="P186" style:family="paragraph" style:parent-style-name="Heading_20_2">
      <style:text-properties fo:font-size="12pt" officeooo:paragraph-rsid="005d53c7" style:font-size-asian="12pt" style:font-size-complex="12pt"/>
    </style:style>
    <style:style style:name="P187" style:family="paragraph" style:parent-style-name="Heading_20_2">
      <style:text-properties officeooo:paragraph-rsid="002ef56e"/>
    </style:style>
    <style:style style:name="P188" style:family="paragraph" style:parent-style-name="Heading_20_5">
      <style:paragraph-properties fo:line-height="100%"/>
      <style:text-properties fo:font-size="14pt" style:font-size-asian="14pt" style:font-size-complex="14pt"/>
    </style:style>
    <style:style style:name="P189" style:family="paragraph" style:parent-style-name="Heading_20_10">
      <style:paragraph-properties fo:line-height="100%"/>
      <style:text-properties fo:font-size="14pt" style:font-size-asian="14pt" style:font-size-complex="14pt"/>
    </style:style>
    <style:style style:name="P19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1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</style:style>
    <style:style style:name="P192" style:family="paragraph">
      <style:paragraph-properties fo:text-align="center"/>
    </style:style>
    <style:style style:name="T1" style:family="text">
      <style:text-properties officeooo:rsid="0014441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724a1c" style:font-size-asian="14pt" style:font-size-complex="14pt"/>
    </style:style>
    <style:style style:name="T4" style:family="text">
      <style:text-properties officeooo:rsid="0019db0f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5781f" style:font-size-asian="12pt" style:font-size-complex="12pt"/>
    </style:style>
    <style:style style:name="T7" style:family="text">
      <style:text-properties fo:font-size="12pt" officeooo:rsid="002738ab" style:font-size-asian="12pt" style:font-size-complex="12pt"/>
    </style:style>
    <style:style style:name="T8" style:family="text">
      <style:text-properties fo:font-size="12pt" officeooo:rsid="002786d1" style:font-size-asian="12pt" style:font-size-complex="12pt"/>
    </style:style>
    <style:style style:name="T9" style:family="text">
      <style:text-properties fo:font-size="12pt" officeooo:rsid="00284902" style:font-size-asian="12pt" style:font-size-complex="12pt"/>
    </style:style>
    <style:style style:name="T10" style:family="text">
      <style:text-properties fo:font-size="12pt" officeooo:rsid="002a98a6" style:font-size-asian="12pt" style:font-size-complex="12pt"/>
    </style:style>
    <style:style style:name="T11" style:family="text">
      <style:text-properties fo:font-size="12pt" officeooo:rsid="002c4866" style:font-size-asian="12pt" style:font-size-complex="12pt"/>
    </style:style>
    <style:style style:name="T12" style:family="text">
      <style:text-properties fo:font-size="12pt" officeooo:rsid="002da015" style:font-size-asian="12pt" style:font-size-complex="12pt"/>
    </style:style>
    <style:style style:name="T13" style:family="text">
      <style:text-properties fo:font-size="12pt" officeooo:rsid="002ef56e" style:font-size-asian="12pt" style:font-size-complex="12pt"/>
    </style:style>
    <style:style style:name="T14" style:family="text">
      <style:text-properties fo:font-size="12pt" officeooo:rsid="0033b25f" style:font-size-asian="12pt" style:font-size-complex="12pt"/>
    </style:style>
    <style:style style:name="T15" style:family="text">
      <style:text-properties fo:font-size="12pt" officeooo:rsid="003cdad6" style:font-size-asian="12pt" style:font-size-complex="12pt"/>
    </style:style>
    <style:style style:name="T16" style:family="text">
      <style:text-properties fo:font-size="12pt" officeooo:rsid="003e6bf5" style:font-size-asian="12pt" style:font-size-complex="12pt"/>
    </style:style>
    <style:style style:name="T17" style:family="text">
      <style:text-properties fo:font-size="12pt" officeooo:rsid="004e7893" style:font-size-asian="12pt" style:font-size-complex="12pt"/>
    </style:style>
    <style:style style:name="T18" style:family="text">
      <style:text-properties fo:font-size="12pt" officeooo:rsid="0056e1ee" style:font-size-asian="12pt" style:font-size-complex="12pt"/>
    </style:style>
    <style:style style:name="T19" style:family="text">
      <style:text-properties fo:font-size="12pt" officeooo:rsid="0058d8d5" style:font-size-asian="12pt" style:font-size-complex="12pt"/>
    </style:style>
    <style:style style:name="T20" style:family="text">
      <style:text-properties fo:font-size="12pt" officeooo:rsid="005a8b20" style:font-size-asian="12pt" style:font-size-complex="12pt"/>
    </style:style>
    <style:style style:name="T21" style:family="text">
      <style:text-properties fo:font-size="12pt" officeooo:rsid="005d53c7" style:font-size-asian="12pt" style:font-size-complex="12pt"/>
    </style:style>
    <style:style style:name="T22" style:family="text">
      <style:text-properties fo:font-size="12pt" officeooo:rsid="0075b48d" style:font-size-asian="12pt" style:font-size-complex="12pt"/>
    </style:style>
    <style:style style:name="T23" style:family="text">
      <style:text-properties fo:font-size="12pt" officeooo:rsid="00779464" style:font-size-asian="12pt" style:font-size-complex="12pt"/>
    </style:style>
    <style:style style:name="T24" style:family="text">
      <style:text-properties fo:font-size="12pt" officeooo:rsid="0077bd8c" style:font-size-asian="12pt" style:font-size-complex="12pt"/>
    </style:style>
    <style:style style:name="T25" style:family="text">
      <style:text-properties fo:font-size="12pt" officeooo:rsid="00796937" style:font-size-asian="12pt" style:font-size-complex="12pt"/>
    </style:style>
    <style:style style:name="T26" style:family="text">
      <style:text-properties fo:font-size="12pt" officeooo:rsid="007a0f05" style:font-size-asian="12pt" style:font-size-complex="12pt"/>
    </style:style>
    <style:style style:name="T27" style:family="text">
      <style:text-properties fo:font-size="12pt" officeooo:rsid="007b7b46" style:font-size-asian="12pt" style:font-size-complex="12pt"/>
    </style:style>
    <style:style style:name="T28" style:family="text">
      <style:text-properties fo:font-size="12pt" officeooo:rsid="007bae75" style:font-size-asian="12pt" style:font-size-complex="12pt"/>
    </style:style>
    <style:style style:name="T29" style:family="text">
      <style:text-properties fo:font-size="12pt" officeooo:rsid="007d0543" style:font-size-asian="12pt" style:font-size-complex="12pt"/>
    </style:style>
    <style:style style:name="T30" style:family="text">
      <style:text-properties fo:font-size="12pt" officeooo:rsid="007eb6aa" style:font-size-asian="12pt" style:font-size-complex="12pt"/>
    </style:style>
    <style:style style:name="T31" style:family="text">
      <style:text-properties fo:font-size="12pt" officeooo:rsid="0086842d" style:font-size-asian="12pt" style:font-size-complex="12pt"/>
    </style:style>
    <style:style style:name="T3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3" style:family="text">
      <style:text-properties fo:font-size="12pt" style:text-underline-style="solid" style:text-underline-width="auto" style:text-underline-color="font-color" officeooo:rsid="00503712" style:font-size-asian="12pt" style:font-size-complex="12pt"/>
    </style:style>
    <style:style style:name="T34" style:family="text">
      <style:text-properties fo:font-size="12pt" style:text-underline-style="solid" style:text-underline-width="auto" style:text-underline-color="font-color" officeooo:rsid="0074033d" style:font-size-asian="12pt" style:font-size-complex="12pt"/>
    </style:style>
    <style:style style:name="T35" style:family="text">
      <style:text-properties fo:font-size="12pt" style:text-underline-style="none" style:font-size-asian="12pt" style:font-size-complex="12pt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style:font-size-asian="12pt"/>
    </style:style>
    <style:style style:name="T38" style:family="text">
      <style:text-properties officeooo:rsid="002da015"/>
    </style:style>
    <style:style style:name="T39" style:family="text">
      <style:text-properties style:font-size-asian="12pt"/>
    </style:style>
    <style:style style:name="T40" style:family="text">
      <style:text-properties officeooo:rsid="002f168b" style:font-size-asian="12pt"/>
    </style:style>
    <style:style style:name="T41" style:family="text">
      <style:text-properties officeooo:rsid="004b5243" style:font-size-asian="12pt"/>
    </style:style>
    <style:style style:name="T42" style:family="text">
      <style:text-properties officeooo:rsid="0040b244" style:font-size-asian="12pt"/>
    </style:style>
    <style:style style:name="T43" style:family="text">
      <style:text-properties officeooo:rsid="005d53c7" style:font-size-asian="12pt"/>
    </style:style>
    <style:style style:name="T44" style:family="text">
      <style:text-properties officeooo:rsid="005f9bff" style:font-size-asian="12pt"/>
    </style:style>
    <style:style style:name="T45" style:family="text">
      <style:text-properties officeooo:rsid="0060fee5" style:font-size-asian="12pt"/>
    </style:style>
    <style:style style:name="T46" style:family="text">
      <style:text-properties officeooo:rsid="00641c00" style:font-size-asian="12pt"/>
    </style:style>
    <style:style style:name="T47" style:family="text">
      <style:text-properties officeooo:rsid="00670f3c" style:font-size-asian="12pt"/>
    </style:style>
    <style:style style:name="T48" style:family="text">
      <style:text-properties officeooo:rsid="00779464" style:font-size-asian="12pt"/>
    </style:style>
    <style:style style:name="T49" style:family="text">
      <style:text-properties officeooo:rsid="0077bd8c" style:font-size-asian="12pt"/>
    </style:style>
    <style:style style:name="T50" style:family="text">
      <style:text-properties officeooo:rsid="0079cbbf" style:font-size-asian="12pt"/>
    </style:style>
    <style:style style:name="T51" style:family="text">
      <style:text-properties officeooo:rsid="007a0f05" style:font-size-asian="12pt"/>
    </style:style>
    <style:style style:name="T52" style:family="text">
      <style:text-properties officeooo:rsid="007b7b46" style:font-size-asian="12pt"/>
    </style:style>
    <style:style style:name="T53" style:family="text">
      <style:text-properties officeooo:rsid="007bae75" style:font-size-asian="12pt"/>
    </style:style>
    <style:style style:name="T54" style:family="text">
      <style:text-properties officeooo:rsid="007d5488" style:font-size-asian="12pt"/>
    </style:style>
    <style:style style:name="T55" style:family="text">
      <style:text-properties officeooo:rsid="007eb6aa" style:font-size-asian="12pt"/>
    </style:style>
    <style:style style:name="T56" style:family="text">
      <style:text-properties officeooo:rsid="003a916b"/>
    </style:style>
    <style:style style:name="T57" style:family="text">
      <style:text-properties officeooo:rsid="0040b244"/>
    </style:style>
    <style:style style:name="T58" style:family="text">
      <style:text-properties officeooo:rsid="0040bab7"/>
    </style:style>
    <style:style style:name="T59" style:family="text">
      <style:text-properties officeooo:rsid="0049a5e0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officeooo:rsid="005399cd"/>
    </style:style>
    <style:style style:name="T62" style:family="text">
      <style:text-properties officeooo:rsid="0056e1ee"/>
    </style:style>
    <style:style style:name="T63" style:family="text">
      <style:text-properties officeooo:rsid="005c7408"/>
    </style:style>
    <style:style style:name="T64" style:family="text">
      <style:text-properties officeooo:rsid="005d53c7"/>
    </style:style>
    <style:style style:name="T65" style:family="text">
      <style:text-properties officeooo:rsid="0060fee5"/>
    </style:style>
    <style:style style:name="T66" style:family="text">
      <style:text-properties officeooo:rsid="006596ce"/>
    </style:style>
    <style:style style:name="T67" style:family="text">
      <style:text-properties officeooo:rsid="0065eebb"/>
    </style:style>
    <style:style style:name="T68" style:family="text">
      <style:text-properties officeooo:rsid="00724a1c"/>
    </style:style>
    <style:style style:name="T69" style:family="text">
      <style:text-properties fo:font-size="16pt" officeooo:rsid="00144415" style:font-size-asian="16pt" style:font-size-complex="16pt"/>
    </style:style>
    <style:style style:name="T70" style:family="text">
      <style:text-properties officeooo:rsid="0080b279"/>
    </style:style>
    <style:style style:name="T71" style:family="text">
      <style:text-properties officeooo:rsid="0084f066"/>
    </style:style>
    <style:style style:name="T72" style:family="text">
      <style:text-properties officeooo:rsid="008569f3"/>
    </style:style>
    <style:style style:name="T73" style:family="text">
      <style:text-properties officeooo:rsid="00895dd9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82cm" style:run-through="foreground"/>
    </style:style>
    <style:style style:name="gr5" style:family="graphic">
      <style:graphic-properties draw:stroke="none" svg:stroke-color="#000000" draw:fill="none" draw:fill-color="#ffffff" fo:min-height="0.714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1" text:outline-level="1"/>
      <text:h text:style-name="P181" text:outline-level="1"/>
      <text:p text:style-name="P2"/>
      <text:p text:style-name="P2"/>
      <text:h text:style-name="P189" text:outline-level="10"><text:bookmark-start text:name="__RefHeading__5246_876624331"/><text:s text:c="29"/><text:span text:style-name="T69">TEST CASES FOR MPLS - RSP</text:span><text:bookmark-end text:name="__RefHeading__5246_876624331"/></text:h>
      <text:h text:style-name="P188" text:outline-level="5"><text:bookmark-start text:name="__RefHeading__5288_876624331"/><text:s text:c="37"/><text:span text:style-name="T68">Created on – 07/06/2017</text:span><text:bookmark-end text:name="__RefHeading__5288_876624331"/></text:h>
      <text:p text:style-name="P92"><text:span text:style-name="T3"/></text:p>
      <text:h text:style-name="P181" text:outline-level="1"/>
      <text:h text:style-name="P181" text:outline-level="1"/>
      <text:h text:style-name="P181" text:outline-level="1"/>
      <text:h text:style-name="P181" text:outline-level="1"/>
      <text:h text:style-name="P181" text:outline-level="1"/>
      <text:h text:style-name="P181" text:outline-level="1"/>
      <text:h text:style-name="P181" text:outline-level="1"/>
      <text:h text:style-name="P181" text:outline-level="1"/>
      <text:h text:style-name="P181" text:outline-level="1"/>
      <text:h text:style-name="P181" text:outline-level="1"/>
      <text:h text:style-name="P181" text:outline-level="1"/>
      <text:h text:style-name="P181" text:outline-level="1"/>
      <text:h text:style-name="P181" text:outline-level="1"/>
      <text:p text:style-name="P2"/>
      <text:p text:style-name="P2"/>
      <text:p text:style-name="P2"/>
      <text:p text:style-name="P2"/>
      <text:p text:style-name="P2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91"><text:a xlink:type="simple" xlink:href="#__RefHeading__5246_876624331" text:style-name="Index_20_Link" text:visited-style-name="Index_20_Link"><text:s/>TEST CASES FOR MPLS - RSP<text:tab/>1</text:a></text:p>
          <text:p text:style-name="P1"><text:a xlink:type="simple" xlink:href="#__RefHeading__5288_876624331" text:style-name="Index_20_Link" text:visited-style-name="Index_20_Link"><text:s/>Created on – 07/06/2017<text:tab/>1</text:a></text:p>
          <text:p text:style-name="P180"><text:a xlink:type="simple" xlink:href="#__RefHeading__5248_876624331" text:style-name="Index_20_Link" text:visited-style-name="Index_20_Link">1. INTRODUCTION<text:tab/>3</text:a></text:p>
          <text:p text:style-name="P180"><text:a xlink:type="simple" xlink:href="#__RefHeading__5250_876624331" text:style-name="Index_20_Link" text:visited-style-name="Index_20_Link">2. TEST SETUP FOR SINGLE DUT<text:tab/>3</text:a></text:p>
          <text:p text:style-name="P180"><text:a xlink:type="simple" xlink:href="#__RefHeading__5252_876624331" text:style-name="Index_20_Link" text:visited-style-name="Index_20_Link">3. TEST CASES<text:tab/>4</text:a></text:p>
          <text:p text:style-name="P190"><text:a xlink:type="simple" xlink:href="#__RefHeading__5254_876624331" text:style-name="Index_20_Link" text:visited-style-name="Index_20_Link">3.1 Create Product Entities<text:tab/>4</text:a></text:p>
          <text:p text:style-name="P190"><text:a xlink:type="simple" xlink:href="#__RefHeading__5256_876624331" text:style-name="Index_20_Link" text:visited-style-name="Index_20_Link">3.2 Create Static transit LSP<text:tab/>6</text:a></text:p>
          <text:p text:style-name="P190"><text:a xlink:type="simple" xlink:href="#__RefHeading__5258_876624331" text:style-name="Index_20_Link" text:visited-style-name="Index_20_Link">3.3 Delete Static Transit LSP<text:tab/>8</text:a></text:p>
          <text:p text:style-name="P190"><text:a xlink:type="simple" xlink:href="#__RefHeading__5260_876624331" text:style-name="Index_20_Link" text:visited-style-name="Index_20_Link">3.4 Create Static Egress LSP<text:tab/>9</text:a></text:p>
          <text:p text:style-name="P190"><text:a xlink:type="simple" xlink:href="#__RefHeading__5262_876624331" text:style-name="Index_20_Link" text:visited-style-name="Index_20_Link">3.5 Delete Static Egress LSP<text:tab/>10</text:a></text:p>
          <text:p text:style-name="P190"><text:a xlink:type="simple" xlink:href="#__RefHeading__5264_876624331" text:style-name="Index_20_Link" text:visited-style-name="Index_20_Link">3.6 Create Static Ingress LSP<text:tab/>11</text:a></text:p>
          <text:p text:style-name="P190"><text:a xlink:type="simple" xlink:href="#__RefHeading__5266_876624331" text:style-name="Index_20_Link" text:visited-style-name="Index_20_Link">3.7 Delete Static Ingress LSP<text:tab/>13</text:a></text:p>
          <text:p text:style-name="P190"><text:a xlink:type="simple" xlink:href="#__RefHeading__5268_876624331" text:style-name="Index_20_Link" text:visited-style-name="Index_20_Link">3.8 Tunnel in Tunnel at Ingress<text:tab/>13</text:a></text:p>
          <text:p text:style-name="P190"><text:a xlink:type="simple" xlink:href="#__RefHeading__5270_876624331" text:style-name="Index_20_Link" text:visited-style-name="Index_20_Link">3.9 Delete Tunnel in Tunnel at Ingress<text:tab/>16</text:a></text:p>
          <text:p text:style-name="P190"><text:a xlink:type="simple" xlink:href="#__RefHeading__5272_876624331" text:style-name="Index_20_Link" text:visited-style-name="Index_20_Link">3.10 Tunnel in Tunnel at Transit<text:tab/>19</text:a></text:p>
          <text:p text:style-name="P190"><text:a xlink:type="simple" xlink:href="#__RefHeading__5274_876624331" text:style-name="Index_20_Link" text:visited-style-name="Index_20_Link">3.11 Delete Tunnel in Tunnel at Transit<text:tab/>21</text:a></text:p>
          <text:p text:style-name="P190"><text:a xlink:type="simple" xlink:href="#__RefHeading__5290_876624331" text:style-name="Index_20_Link" text:visited-style-name="Index_20_Link">3.12 Label stacking at Ingress<text:tab/>23</text:a></text:p>
        </text:index-body>
      </text:table-of-content>
      <text:h text:style-name="P181" text:outline-level="1"/>
      <text:h text:style-name="P181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h text:style-name="P181" text:outline-level="1"><text:bookmark-start text:name="__RefHeading__5248_876624331"/>1. <text:span text:style-name="T1">INTR</text:span>ODUCTION<text:bookmark-end text:name="__RefHeading__5248_876624331"/></text:h>
      <text:p text:style-name="P3">This document lists test cases identified to run MPLS for RSP router project . Document is structured to provide , with each test case <text:span text:style-name="T73">the </text:span>set up required and output expected when each is executed.</text:p>
      <text:p text:style-name="P3">Test cases <text:span text:style-name="T73">(in section 3) are designed for</text:span> a single DUT , how DUT is programmed and <text:span text:style-name="T73">how it </text:span>behaves in d<text:span text:style-name="T73">i</text:span>fferent network scenarios followed by complete topology test cases which involve upto three DUTs.</text:p>
      <text:h text:style-name="P181" text:outline-level="1"><text:bookmark-start text:name="__RefHeading__5250_876624331"/>2. TEST SETUP FOR SINGLE DUT<text:bookmark-end text:name="__RefHeading__5250_876624331"/></text:h>
      <text:p text:style-name="P57">Mentioned test setup will provide a <text:s/>functional <text:s/>DUT <text:s/>ready to take low level MIB commands . Two interafces of DUT are connected to STC ports . STC ports are functional and can receive and trasmit packets .</text:p>
      <text:p text:style-name="P57"><draw:g text:anchor-type="paragraph" draw:z-index="0" draw:style-name="gr1"><draw:custom-shape draw:style-name="gr2" svg:width="2.779cm" svg:height="1.535cm" svg:x="6.317cm" svg:y="1.09cm"><text:p><text:s text:c="6"/>D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svg:width="2.779cm" svg:height="1.535cm" svg:x="0.284cm" svg:y="1.011cm"><text:p><text:s text:c="6"/>STC-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svg:width="2.779cm" svg:height="1.535cm" svg:x="11.82cm" svg:y="1.037cm"><text:p><text:s text:c="7"/>STC-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192" svg:x1="3.062cm" svg:y1="1.937cm" svg:x2="6.316cm" svg:y2="1.937cm"><text:p/></draw:line><draw:line draw:style-name="gr3" draw:text-style-name="P192" svg:x1="9.095cm" svg:y1="2.069cm" svg:x2="11.82cm" svg:y2="2.043cm"><text:p/></draw:line><draw:frame draw:style-name="gr4" svg:width="1.721cm" svg:height="0.976cm" svg:x="4.57cm" svg:y="2.704cm"><draw:text-box><text:p>Eth0</text:p><text:p>10.0.1.55</text:p></draw:text-box></draw:frame><draw:frame draw:style-name="gr4" svg:width="1.721cm" svg:height="0.976cm" svg:x="8.936cm" svg:y="2.625cm"><draw:text-box><text:p>Eth1</text:p><text:p>20.0.2.55</text:p></draw:text-box></draw:frame><draw:frame draw:style-name="gr5" svg:width="2.461cm" svg:height="0.715cm" svg:x="2.454cm" svg:y="0.455cm"><draw:text-box><text:p>9/3 10.0.1.32</text:p></draw:text-box></draw:frame><draw:frame draw:style-name="gr5" svg:width="2.461cm" svg:height="0.715cm" svg:x="9.888cm" svg:y="0.323cm"><draw:text-box><text:p>9/4 20.0.2.32</text:p></draw:text-box></draw:frame></draw:g></text:p>
      <text:p text:style-name="P57"/>
      <text:p text:style-name="P57"/>
      <text:p text:style-name="P57"/>
      <text:p text:style-name="P57"/>
      <text:p text:style-name="P57"/>
      <text:p text:style-name="P57">Configuration needed for this setup :</text:p>
      <text:p text:style-name="P57">AT DUT</text:p>
      <text:p text:style-name="P57">Run script install_tile.sh to set suitable run environemet .</text:p>
      <text:p text:style-name="P57"><text:tab/>Cd /rsp/metacli</text:p>
      <text:p text:style-name="P57"><text:tab/>sh install_tile.sh /</text:p>
      <text:p text:style-name="P57">Now run start_setup script to start nbase-stub . Router-dcl and confd</text:p>
      <text:p text:style-name="P57"><text:tab/>start_setup</text:p>
      <text:p text:style-name="P57">Now enter CLI mode</text:p>
      <text:p text:style-name="P57"><text:tab/>cli</text:p>
      <text:p text:style-name="P57">System is now ready to take MIB based commands</text:p>
      <text:p text:style-name="P57">To start fast path on DUT :</text:p>
      <text:p text:style-name="P57"><text:tab/>fast-path.sh start</text:p>
      <text:p text:style-name="P57"><text:tab/>linux-fp-sync.sh start</text:p>
      <text:p text:style-name="P57">Now configure interafce eth0 and eth1</text:p>
      <text:p text:style-name="P57"><text:tab/>ifconfig eth0 10.0.1.55</text:p>
      <text:p text:style-name="P57"><text:tab/>ifconfig eth1 20.0.2.55</text:p>
      <text:p text:style-name="P57"><text:soft-page-break/></text:p>
      <text:p text:style-name="P57"/>
      <text:h text:style-name="P181" text:outline-level="1"><text:bookmark-start text:name="__RefHeading__5252_876624331"/>3. TEST CASES<text:bookmark-end text:name="__RefHeading__5252_876624331"/></text:h>
      <text:p text:style-name="P58"><text:span text:style-name="T2">Test cases listed are run over a single DUT . DUT will play different role in each test case . It will simulate ingress , transit or egress router.</text:span></text:p>
      <text:h text:style-name="P183" text:outline-level="2"><text:bookmark-start text:name="__RefHeading__5254_876624331"/>3.1 Create Product Entities<text:bookmark-end text:name="__RefHeading__5254_876624331"/></text:h>
      <text:p text:style-name="P58">This test case creates all entities needed to run MPLS <text:s/>static LSP feature.</text:p>
      <text:p text:style-name="P59">All other test cases will use this case as base configuration followed by their own .</text:p>
      <text:p text:style-name="P63">Test Input :</text:p>
      <text:p text:style-name="P133">config</text:p>
      <text:p text:style-name="P133">unhide hidemib-group</text:p>
      <text:p text:style-name="P133">newscope</text:p>
      <text:p text:style-name="P133">DC-I3-MIB i3EmuTable i3EmuEntry 1 i3EmuAdminStatus adminStatusUp</text:p>
      <text:p text:style-name="P133">commit</text:p>
      <text:p text:style-name="P133">top</text:p>
      <text:p text:style-name="P133">DC-LMGR-MIB dcLmgrLsrEntityTable dcLmgrLsrEntityEntry 1</text:p>
      <text:p text:style-name="P133">dcLmgrLsrEntityTranAddrType ipv4</text:p>
      <text:p text:style-name="P133">dcLmgrLsrEntityTranAddrLen 4</text:p>
      <text:p text:style-name="P133">dcLmgrLsrEntityTranAddr 41:03:03:03</text:p>
      <text:p text:style-name="P133">dcLmgrLsrAutoStaticLsps true</text:p>
      <text:p text:style-name="P133">dcLmgrLsrDisplayPhpXCs true</text:p>
      <text:p text:style-name="P133">dcLmgrLsrEntityAdminStatus adminStatusup</text:p>
      <text:p text:style-name="P133">commit</text:p>
      <text:p text:style-name="P133">top</text:p>
      <text:p text:style-name="P133">DC-I3-MIB i3EiTable i3EiEntry 1 1 0 15 i3EiIfFlags broadcast,multicast</text:p>
      <text:p text:style-name="P133">top</text:p>
      <text:p text:style-name="P133">DC-I3-MIB i3EaTable i3EaEntry 1 1 0 15 ipv4 0a:00:01:37</text:p>
      <text:p text:style-name="P133">i3EaPrefixLen 32</text:p>
      <text:p text:style-name="P133">i3EaAddressAdvertise true</text:p>
      <text:p text:style-name="P133">i3EaBcastDestAddr ff:ff:ff:ff</text:p>
      <text:p text:style-name="P133">commit</text:p>
      <text:p text:style-name="P133">top</text:p>
      <text:p text:style-name="P133">DC-I3-MIB i3EiTable i3EiEntry 1 1 0 16 i3EiIfFlags broadcast,multicast</text:p>
      <text:p text:style-name="P133">top</text:p>
      <text:p text:style-name="P133"><text:soft-page-break/>DC-I3-MIB i3EaTable i3EaEntry 1 1 0 16 ipv4 14:00:02:37</text:p>
      <text:p text:style-name="P133">i3EaPrefixLen 32</text:p>
      <text:p text:style-name="P133">i3EaAddressAdvertise true</text:p>
      <text:p text:style-name="P133">i3EaBcastDestAddr ff:ff:ff:ff</text:p>
      <text:p text:style-name="P133">commit</text:p>
      <text:p text:style-name="P133">top</text:p>
      <text:p text:style-name="P133">DC-I3-MIB i3EmTable i3EmEntry 1 1 0</text:p>
      <text:p text:style-name="P133">i3EmLabelSpace gen</text:p>
      <text:p text:style-name="P133">i3EmGlobalLabelSpace true</text:p>
      <text:p text:style-name="P133">i3EmAdminStatus adminStatusUp</text:p>
      <text:p text:style-name="P133">commit</text:p>
      <text:p text:style-name="P133">top</text:p>
      <text:p text:style-name="P133">DC-I3-MIB i3EmTable i3EmEntry 1 1 15</text:p>
      <text:p text:style-name="P133">i3EmAdminStatus adminStatusUp i3EmIfDataOnly true i3EmLabelSpace gen i3EmSignallingCaps dataOnlyIf i3EmGlobalLabelSpace true</text:p>
      <text:p text:style-name="P133">i3EmLdpEgressLabelUsage php</text:p>
      <text:p text:style-name="P133">commit</text:p>
      <text:p text:style-name="P133">top</text:p>
      <text:p text:style-name="P133">DC-I3-MIB i3EmTable i3EmEntry 1 1 16</text:p>
      <text:p text:style-name="P133">i3EmAdminStatus adminStatusUp i3EmIfDataOnly true i3EmLabelSpace gen i3EmSignallingCaps dataOnlyIf i3EmGlobalLabelSpace true i3EmLdpEgressLabelUsage php</text:p>
      <text:p text:style-name="P133">commit</text:p>
      <text:p text:style-name="P133">top</text:p>
      <text:p text:style-name="P133">DC-RLDF-MIB dcLmgrLdfEntityTable dcLmgrLdfEntityEntry 1</text:p>
      <text:p text:style-name="P133">dcLmgrLdfEntityI3EntIndex 1</text:p>
      <text:p text:style-name="P133">dcLmgrLdfEntityGALSupport true</text:p>
      <text:p text:style-name="P133">dcLmgrLdfEntityEnableIPI true</text:p>
      <text:p text:style-name="P133">dcLmgrLdfEntityAdminStatus adminStatusUp</text:p>
      <text:p text:style-name="P133">commit</text:p>
      <text:p text:style-name="P133">top</text:p>
      <text:p text:style-name="P134"><text:span text:style-name="T36">Expected Output</text:span></text:p>
      <text:p text:style-name="P134">Following config should be verified after this test case is run </text:p>
      <text:p text:style-name="P134">1. do show DC-I3-MIB i3EmuTable </text:p>
      <text:p text:style-name="P134"><text:tab/>I3 <text:s text:c="18"/></text:p>
      <text:p text:style-name="P134"><text:tab/>EMU <text:s text:c="3"/>I3 EMU OPER <text:s text:c="2"/></text:p>
      <text:p text:style-name="P134"><text:tab/>INDEX <text:s/>STATUS <text:s text:c="7"/></text:p>
      <text:p text:style-name="P134"><text:soft-page-break/><text:tab/>---------------------</text:p>
      <text:p text:style-name="P134"><text:tab/>1 <text:s text:c="5"/>operStatusUp <text:s/></text:p>
      <text:p text:style-name="P135">2.<text:span text:style-name="T4"> do show DC-LMGR-MIB dcLmgrLsrEntityTable dcLmgrLsrEntityEntry </text:span></text:p>
      <text:p text:style-name="P136">DC <text:s text:c="46"/></text:p>
      <text:p text:style-name="P136">LMGR <text:s text:c="44"/></text:p>
      <text:p text:style-name="P136">LSR <text:s text:c="18"/>DC <text:s text:c="5"/>DC <text:s text:c="16"/></text:p>
      <text:p text:style-name="P136">ENTITY <text:s/>DC LMGR LSR <text:s text:c="2"/>LMGR <text:s text:c="3"/>LMGR <text:s text:c="2"/>DC LMGR <text:s text:c="4"/></text:p>
      <text:p text:style-name="P136">LSR <text:s text:c="4"/>ENTITY OPER <text:s text:c="2"/>LSC <text:s text:c="4"/>LDB <text:s text:c="3"/>LSR STATIC <text:s/></text:p>
      <text:p text:style-name="P136">INDEX <text:s text:c="2"/>STATUS <text:s text:c="7"/>STATUS <text:s/>COUNT <text:s/>P2MPACTIVE <text:s/></text:p>
      <text:p text:style-name="P136">-------------------------------------------------</text:p>
      <text:p text:style-name="P136">1 <text:s text:c="6"/>operStatusUp <text:s/>active <text:s/>0 <text:s text:c="5"/>false <text:s/></text:p>
      <text:p text:style-name="P136">3.do show DC-RLDF-MIB dcLmgrLdfEntityTable dcLmgrLdfEntityEntry </text:p>
      <text:p text:style-name="P136">DC <text:s text:c="19"/></text:p>
      <text:p text:style-name="P136">LMGR <text:s text:c="14"/></text:p>
      <text:p text:style-name="P136">LDF <text:s text:c="18"/></text:p>
      <text:p text:style-name="P136">ENTITY <text:s/>DC LMGR LDF <text:s text:c="2"/></text:p>
      <text:p text:style-name="P136">LSR <text:s text:c="4"/>ENTITY OPER <text:s text:c="2"/></text:p>
      <text:p text:style-name="P136">INDEX <text:s text:c="2"/>STATUS <text:s text:c="7"/></text:p>
      <text:p text:style-name="P136">----------------------</text:p>
      <text:p text:style-name="P136">1 <text:s text:c="6"/>operStatusUp </text:p>
      <text:p text:style-name="P148">4. ngctl list</text:p>
      <text:p text:style-name="P148">Look for these nodes : </text:p>
      <text:p text:style-name="P148">mpls_global_ilm, split_eth1, mux_eth1, split_eth0 , mux_eth0</text:p>
      <text:p text:style-name="P148">These should be created in response to above configuration.</text:p>
      <text:p text:style-name="P172">&gt;&gt;&gt;&gt;&gt;&gt;&gt;&gt;&gt;&gt;</text:p>
      <text:p text:style-name="P171"><text:s/>For rest of the test cases we will assume Test case 3.1 configuration is running </text:p>
      <text:p text:style-name="P171"><text:s/>All test cases that follow are build over test case 3.1</text:p>
      <text:p text:style-name="P172">&lt;&lt;&lt;&lt;&lt;&lt;&lt;&lt;&lt;&lt;</text:p>
      <text:h text:style-name="Heading_20_2" text:outline-level="2"><text:bookmark-start text:name="__RefHeading__5256_876624331"/><text:span text:style-name="T5">3.2 Create Static transit LSP</text:span><text:bookmark-end text:name="__RefHeading__5256_876624331"/></text:h>
      <text:p text:style-name="P60"><text:span text:style-name="T5">This test case will program DUT as transit router . DUT is configures to receive MPLS packet with top label <text:s/>20 and transmit with label swapped to <text:s/>30 .</text:span></text:p>
      <text:p text:style-name="P60"><text:span text:style-name="T5">Packet flow can be tested for this configuration by generating a MPLS labeled packet from STC port 9/3 . A mpls packet with label 30 will be received at STC port 9/4 .</text:span></text:p>
      <text:p text:style-name="P60"><text:span text:style-name="T32">Test Input- </text:span><text:span text:style-name="T34">1 </text:span><text:span text:style-name="T32">:</text:span></text:p>
      <text:p text:style-name="P60"><text:soft-page-break/><text:span text:style-name="T32">Configuration in test 3.1 followed by:</text:span></text:p>
      <text:p text:style-name="P61"><text:span text:style-name="T5">MPLS-LSR-STD-MIB mplsOutSegmentTable mplsOutSegmentEntry 1 1</text:span></text:p>
      <text:p text:style-name="P61"><text:span text:style-name="T5">mplsOutSegmentInterface 16</text:span></text:p>
      <text:p text:style-name="P61"><text:span text:style-name="T5">mplsOutSegmentPushTopLabel true mplsOutSegmentTopLabel 30</text:span></text:p>
      <text:p text:style-name="P61"><text:span text:style-name="T5">mplsOutSegmentNextHopAddrType ipv4 mplsOutSegmentNextHopAddr 14:00:02:20</text:span></text:p>
      <text:p text:style-name="P61"><text:span text:style-name="T5">commit</text:span></text:p>
      <text:p text:style-name="P61"><text:span text:style-name="T5">top</text:span></text:p>
      <text:p text:style-name="P61"><text:span text:style-name="T5">MPLS-LSR-STD-MIB mplsInSegmentTable mplsInSegmentEntry 1 1 mplsInSegmentInterface 15 mplsInSegmentLabel 20 </text:span></text:p>
      <text:p text:style-name="P61"><text:span text:style-name="T5">commit</text:span></text:p>
      <text:p text:style-name="P61"><text:span text:style-name="T5">top</text:span></text:p>
      <text:p text:style-name="P61"><text:span text:style-name="T5">MPLS-LSR-STD-MIB mplsXCTable mplsXCEntry 1 1 1 1 mplsXCAutoStaticXC yes mplsXCAdminStatus up mplsXCLspId 00:00:00:01</text:span></text:p>
      <text:p text:style-name="P61"><text:span text:style-name="T5">commit</text:span></text:p>
      <text:p text:style-name="P61"><text:span text:style-name="T5">top</text:span></text:p>
      <text:p text:style-name="P62"><text:span text:style-name="T5">Expected output</text:span></text:p>
      <text:p text:style-name="P94"><text:span text:style-name="T5">1. do show MPLS-LSR-STD-MIB mplsXCTable mplsXCEntry </text:span></text:p>
      <text:p text:style-name="P94"><text:span text:style-name="T5">DC <text:s text:c="67"/></text:span></text:p>
      <text:p text:style-name="P94"><text:span text:style-name="T5">LMGR <text:s text:c="47"/>MPLS <text:s text:c="4"/>MPLS <text:s text:c="4"/></text:span></text:p>
      <text:p text:style-name="P94"><text:span text:style-name="T5">LSR <text:s text:c="13"/>MPLS <text:s text:c="4"/>MPLS <text:s text:c="21"/>XCIN <text:s text:c="4"/>XCOUT <text:s text:c="3"/></text:span></text:p>
      <text:p text:style-name="P94"><text:span text:style-name="T5">ENTITY <text:s text:c="10"/>XCIN <text:s text:c="4"/>XCOUT <text:s text:c="12"/>MPLS <text:s text:c="3"/>SEGMENT <text:s/>SEGMENT <text:s/></text:span></text:p>
      <text:p text:style-name="P94"><text:span text:style-name="T5">LSR <text:s text:c="4"/>MPLS <text:s text:c="4"/>SEGMENT <text:s/>SEGMENT <text:s/>MPLS <text:s text:c="4"/>XCOPER <text:s/>IF <text:s text:c="6"/>IF <text:s text:c="6"/></text:span></text:p>
      <text:p text:style-name="P94"><text:span text:style-name="T5">INDEX <text:s text:c="2"/>XCINDEX <text:s/>INDEX <text:s text:c="3"/>INDEX <text:s text:c="3"/>XCOWNER <text:s/>STATUS <text:s/>INDEX <text:s text:c="3"/>INDEX <text:s text:c="3"/></text:span></text:p>
      <text:p text:style-name="P94"><text:span text:style-name="T5">----------------------------------------------------------------------</text:span></text:p>
      <text:p text:style-name="P94"><text:span text:style-name="T5">1 <text:s text:c="6"/>1 <text:s text:c="7"/>1 <text:s text:c="7"/>1 <text:s text:c="7"/>snmp <text:s text:c="4"/>up <text:s text:c="5"/>15 <text:s text:c="6"/>16 </text:span></text:p>
      <text:p text:style-name="P96">2. do show MPLS-LSR-STD-MIB mplsOutSegmentTable mplsOutSegmentEntry</text:p>
      <text:p text:style-name="P96">DC <text:s text:c="14"/>MPLS <text:s text:c="22"/></text:p>
      <text:p text:style-name="P96">LMGR <text:s text:c="12"/>OUT <text:s text:c="23"/></text:p>
      <text:p text:style-name="P96">LSR <text:s text:c="4"/>MPLS <text:s text:c="4"/>SEGMENT <text:s/>MPLS <text:s text:c="4"/>MPLS <text:s text:c="4"/></text:p>
      <text:p text:style-name="P96">ENTITY <text:s/>OUT <text:s text:c="5"/>TOP <text:s text:c="5"/>OUT <text:s text:c="5"/>OUT <text:s text:c="5"/></text:p>
      <text:p text:style-name="P96">LSR <text:s text:c="4"/>SEGMENT <text:s/>LABEL <text:s text:c="3"/>SEGMENT <text:s/>SEGMENT <text:s/></text:p>
      <text:p text:style-name="P96">INDEX <text:s text:c="2"/>INDEX <text:s text:c="3"/>PTR <text:s text:c="5"/>XCINDEX <text:s/>OWNER <text:s text:c="3"/></text:p>
      <text:p text:style-name="P96">--------------------------------------------</text:p>
      <text:p text:style-name="P96">1 <text:s text:c="6"/>1 <text:s text:c="16"/>1 <text:s text:c="7"/>snmp </text:p>
      <text:p text:style-name="P96"/>
      <text:p text:style-name="P96"><text:soft-page-break/>3.do show MPLS-LSR-STD-MIB mplsInSegmentTable mplsInSegmentEntry </text:p>
      <text:p text:style-name="P96">DC <text:s text:c="41"/></text:p>
      <text:p text:style-name="P96">LMGR <text:s text:c="39"/></text:p>
      <text:p text:style-name="P96">LSR <text:s text:c="13"/>MPLS IN <text:s text:c="19"/></text:p>
      <text:p text:style-name="P96">ENTITY <text:s/>MPLS IN <text:s/>SEGMENT <text:s/>MPLS IN <text:s/>MPLS IN <text:s/></text:p>
      <text:p text:style-name="P96">LSR <text:s text:c="4"/>SEGMENT <text:s/>LABEL <text:s text:c="3"/>SEGMENT <text:s/>SEGMENT <text:s/></text:p>
      <text:p text:style-name="P96">INDEX <text:s text:c="2"/>INDEX <text:s text:c="3"/>PTR <text:s text:c="5"/>XCINDEX <text:s/>OWNER <text:s text:c="3"/></text:p>
      <text:p text:style-name="P96">--------------------------------------------</text:p>
      <text:p text:style-name="P151"><text:span text:style-name="T6">1 <text:s text:c="6"/>1 <text:s text:c="16"/>1 <text:s text:c="7"/>snmp <text:s text:c="3"/></text:span></text:p>
      <text:p text:style-name="P151"/>
      <text:p text:style-name="P85"><text:span text:style-name="T9">4</text:span><text:span text:style-name="T5">. ngctl list</text:span></text:p>
      <text:p text:style-name="P86"><text:span text:style-name="T5">Look for newly created nodes</text:span></text:p>
      <text:p text:style-name="P86"><text:span text:style-name="T5">mplsnhlfe_XX , mplsether_XX</text:span></text:p>
      <text:p text:style-name="P150"><text:span text:style-name="T6">mpls_global_ilm, split_eth1, mux_eth1, split_eth0 , mux_eth0 nodes will also exist created on running test case 3.1 .</text:span></text:p>
      <text:p text:style-name="P137"><text:span text:style-name="T6">T</text:span><text:span text:style-name="T5">est Input – 2</text:span></text:p>
      <text:p text:style-name="P152"><text:span text:style-name="T5">Using Spirent , send MPLS packet with label 20 from port 9/3 .</text:span></text:p>
      <text:p text:style-name="P137"><text:span text:style-name="T5">Expected Output</text:span></text:p>
      <text:p text:style-name="P152"><text:span text:style-name="T5">MPLS packet with label 30 should be received at Spirent port 9/4</text:span></text:p>
      <text:p text:style-name="P152"><text:span text:style-name="T5">(Traffic is received at DUT on interface eth0 , packet label is swapped and sent out via interface eth1)</text:span></text:p>
      <text:h text:style-name="P182" text:outline-level="2"><text:bookmark-start text:name="__RefHeading__5258_876624331"/>3.3 Delete Static Transit LSP<text:bookmark-end text:name="__RefHeading__5258_876624331"/></text:h>
      <text:p text:style-name="P97"><text:span text:style-name="T5">This test case is written to test deletion of a Transit LSP . </text:span><text:span text:style-name="T7">Deletion is user intended and caused by direct MIB configuration .</text:span></text:p>
      <text:p text:style-name="P78"><text:span text:style-name="T5">Test input</text:span></text:p>
      <text:p text:style-name="P102"><text:span text:style-name="T33">Test case 3.1 and 3.2 followed by following configuration:</text:span><text:span text:style-name="T32"> <text:s/></text:span><text:span text:style-name="T5"><text:s text:c="69"/></text:span></text:p>
      <text:p text:style-name="P100"><text:span text:style-name="T5">no MPLS-LSR-STD-MIB mplsXCTable mplsXCEntry 1 1 1 1 <text:s text:c="28"/></text:span></text:p>
      <text:p text:style-name="P100"><text:span text:style-name="T5">commit <text:s text:c="73"/></text:span></text:p>
      <text:p text:style-name="P100"><text:span text:style-name="T5">no MPLS-LSR-STD-MIB mplsOutSegmentTable mplsOutSegmentEntry 1 1 <text:s text:c="16"/></text:span></text:p>
      <text:p text:style-name="P100"><text:span text:style-name="T5">commit <text:s text:c="73"/></text:span></text:p>
      <text:p text:style-name="P100"><text:span text:style-name="T5">no MPLS-LSR-STD-MIB mplsInSegmentTable mplsInSegmentEntry 1 1 <text:s text:c="18"/></text:span></text:p>
      <text:p text:style-name="P100"><text:span text:style-name="T5">commit</text:span></text:p>
      <text:p text:style-name="P77">Expected Output</text:p>
      <text:p text:style-name="P100">1. <text:s/>do show MPLS-LSR-STD-MIB mplsXCTable mplsXCEntry <text:s text:c="67"/></text:p>
      <text:p text:style-name="P100"><text:soft-page-break/>% <text:s/>No entries found.</text:p>
      <text:p text:style-name="P100">2.do show MPLS-LSR-STD-MIB mplsInSegmentTable mplsInSegmentEntry </text:p>
      <text:p text:style-name="P100">% <text:s/>No entries found.</text:p>
      <text:p text:style-name="P100">3. do show MPLS-LSR-STD-MIB mplsOutSegmentTable mplsOutSegmentEntry </text:p>
      <text:p text:style-name="P100">% <text:s/>No entries found.</text:p>
      <text:p text:style-name="P100">4. ngctl list</text:p>
      <text:p text:style-name="P100">There should NOT exist these nodes :</text:p>
      <text:p text:style-name="P149"><text:span text:style-name="T5">mpls_global_ilm, split_eth1, mux_eth1, split_eth0 , mux_eth0</text:span></text:p>
      <text:p text:style-name="P170"><text:span text:style-name="T35">mplsnhlfe_XX , mplsether_XX .</text:span></text:p>
      <text:p text:style-name="P138"><text:span text:style-name="T6">T</text:span><text:span text:style-name="T5">est Input – 2</text:span></text:p>
      <text:p text:style-name="P153"><text:span text:style-name="T5">Using Spirent , send MPLS packet with label 20 from port 9/3 .</text:span></text:p>
      <text:p text:style-name="P138"><text:span text:style-name="T5">Expected Output</text:span></text:p>
      <text:p text:style-name="P153"><text:span text:style-name="T22">No </text:span><text:span text:style-name="T5">MPLS packet <text:s/>should be received at Spirent port 9/4</text:span></text:p>
      <text:p text:style-name="P153"><text:span text:style-name="T5">(Traffic is received at DUT on interface eth0 , </text:span><text:span text:style-name="T22">no programming is found corresponding to label 20 and thus packet is dropped)</text:span></text:p>
      <text:h text:style-name="Heading_20_2" text:outline-level="2"><text:bookmark-start text:name="__RefHeading__5260_876624331"/><text:span text:style-name="T5">3.</text:span><text:span text:style-name="T8">4</text:span><text:span text:style-name="T5"> Create Static Egress LSP</text:span><text:bookmark-end text:name="__RefHeading__5260_876624331"/></text:h>
      <text:p text:style-name="P87"><text:span text:style-name="T5">This test case will program DUT as egress router . Labeled packets will terminate here and forwarded further as IP packets.</text:span></text:p>
      <text:p text:style-name="P87"><text:span text:style-name="T5">Packet flow can be tested by sending labeled packet from STC-2(port 9/4) . Packet will land on eth1 of DUT , label will be looked up and popped and IP packet will be forwarded out based on destination IP of packet . DIP is set to 10.0.1.32 , So packet will land on STC1(port 9/3)</text:span></text:p>
      <text:p text:style-name="P76"><text:span text:style-name="T5">Test Input:</text:span></text:p>
      <text:p text:style-name="P74"><text:span text:style-name="T5">Test case 3.1 followed by:</text:span></text:p>
      <text:p text:style-name="P88"><text:span text:style-name="T5">MPLS-LSR-STD-MIB mplsInSegmentTable mplsInSegmentEntry 1 2 mplsInSegmentInterface 16 mplsInSegmentLabel 30 </text:span></text:p>
      <text:p text:style-name="P88"><text:span text:style-name="T5">commit</text:span></text:p>
      <text:p text:style-name="P88"><text:span text:style-name="T5">top</text:span></text:p>
      <text:p text:style-name="P88"><text:span text:style-name="T5">MPLS-LSR-STD-MIB mplsXCTable mplsXCEntry 1 2 2 0 mplsXCAutoStaticXC yes mplsXCAdminStatus up mplsXCLspId 00:00:00:02</text:span></text:p>
      <text:p text:style-name="P88"><text:span text:style-name="T5">commit</text:span></text:p>
      <text:p text:style-name="P88"><text:span text:style-name="T5">top</text:span></text:p>
      <text:p text:style-name="P93"><text:span text:style-name="T32">Expected Output</text:span></text:p>
      <text:p text:style-name="P103"><text:span text:style-name="T5">1. <text:s/>do show MPLS-LSR-STD-MIB mplsInSegmentTable mplsInSegmentEntry </text:span></text:p>
      <text:p text:style-name="P103"><text:span text:style-name="T5">DC <text:s text:c="41"/></text:span></text:p>
      <text:p text:style-name="P103"><text:span text:style-name="T5">LMGR <text:s text:c="39"/></text:span></text:p>
      <text:p text:style-name="P103"><text:span text:style-name="T5">LSR <text:s text:c="13"/>MPLS IN <text:s text:c="19"/></text:span></text:p>
      <text:p text:style-name="P103"><text:soft-page-break/><text:span text:style-name="T5">ENTITY <text:s/>MPLS IN <text:s/>SEGMENT <text:s/>MPLS IN <text:s/>MPLS IN <text:s/></text:span></text:p>
      <text:p text:style-name="P103"><text:span text:style-name="T5">LSR <text:s text:c="4"/>SEGMENT <text:s/>LABEL <text:s text:c="3"/>SEGMENT <text:s/>SEGMENT <text:s/></text:span></text:p>
      <text:p text:style-name="P103"><text:span text:style-name="T5">INDEX <text:s text:c="2"/>INDEX <text:s text:c="3"/>PTR <text:s text:c="5"/>XCINDEX <text:s/>OWNER <text:s text:c="3"/></text:span></text:p>
      <text:p text:style-name="P103"><text:span text:style-name="T5">--------------------------------------------</text:span></text:p>
      <text:p text:style-name="P103"><text:span text:style-name="T5">1 <text:s text:c="6"/>2 <text:s text:c="16"/>2 <text:s text:c="7"/>snmp </text:span></text:p>
      <text:p text:style-name="P104"><text:span text:style-name="T5">2. do show MPLS-LSR-STD-MIB mplsXCTable mplsXCEntry </text:span></text:p>
      <text:p text:style-name="P104"><text:span text:style-name="T5">DC <text:s text:c="67"/></text:span></text:p>
      <text:p text:style-name="P104"><text:span text:style-name="T5">LMGR <text:s text:c="47"/>MPLS <text:s text:c="4"/>MPLS <text:s text:c="4"/></text:span></text:p>
      <text:p text:style-name="P104"><text:span text:style-name="T5">LSR <text:s text:c="13"/>MPLS <text:s text:c="4"/>MPLS <text:s text:c="21"/>XCIN <text:s text:c="4"/>XCOUT <text:s text:c="3"/></text:span></text:p>
      <text:p text:style-name="P104"><text:span text:style-name="T5">ENTITY <text:s text:c="10"/>XCIN <text:s text:c="4"/>XCOUT <text:s text:c="12"/>MPLS <text:s text:c="3"/>SEGMENT <text:s/>SEGMENT <text:s/></text:span></text:p>
      <text:p text:style-name="P104"><text:span text:style-name="T5">LSR <text:s text:c="4"/>MPLS <text:s text:c="4"/>SEGMENT <text:s/>SEGMENT <text:s/>MPLS <text:s text:c="4"/>XCOPER <text:s/>IF <text:s text:c="6"/>IF <text:s text:c="6"/></text:span></text:p>
      <text:p text:style-name="P104"><text:span text:style-name="T5">INDEX <text:s text:c="2"/>XCINDEX <text:s/>INDEX <text:s text:c="3"/>INDEX <text:s text:c="3"/>XCOWNER <text:s/>STATUS <text:s/>INDEX <text:s text:c="3"/>INDEX <text:s text:c="3"/></text:span></text:p>
      <text:p text:style-name="P104"><text:span text:style-name="T5">----------------------------------------------------------------------</text:span></text:p>
      <text:p text:style-name="P104"><text:span text:style-name="T5">1 <text:s text:c="6"/>2 <text:s text:c="7"/>2 <text:s text:c="7"/>0 <text:s text:c="7"/>snmp <text:s text:c="4"/>up <text:s text:c="5"/>16 <text:s text:c="6"/>0 </text:span></text:p>
      <text:p text:style-name="P95"><text:span text:style-name="T10">3</text:span><text:span text:style-name="T5">. ngctl list</text:span></text:p>
      <text:p text:style-name="P95"><text:span text:style-name="T11">Check </text:span><text:span text:style-name="T5">for </text:span><text:span text:style-name="T11">these </text:span><text:span text:style-name="T5">newly </text:span><text:span text:style-name="T11">created vnb nodes :</text:span></text:p>
      <text:p text:style-name="P105">mpls_vrf0 , split_mpls_vrf0, mux_mpls_vrf0, mux_mpls_ilm_global, mplsnhlfe_XX, mux_eth1, split_eth1, <text:span text:style-name="T5">mpls_ilm_global</text:span></text:p>
      <text:p text:style-name="P139"><text:span text:style-name="T6">T</text:span><text:span text:style-name="T5">est Input – 2</text:span></text:p>
      <text:p text:style-name="P154"><text:span text:style-name="T5">Using Spirent , send MPLS packet with label </text:span><text:span text:style-name="T23">3</text:span><text:span text:style-name="T5">0 from port 9/</text:span><text:span text:style-name="T23">4</text:span><text:span text:style-name="T5"> .</text:span></text:p>
      <text:p text:style-name="P139"><text:span text:style-name="T5">Expected Output</text:span></text:p>
      <text:p text:style-name="P154"><text:span text:style-name="T23">IP</text:span><text:span text:style-name="T5"> packet with <text:s/>should be received at Spirent port 9/4</text:span></text:p>
      <text:p text:style-name="P154"><text:span text:style-name="T5">(Traffic is received at DUT on interface eth</text:span><text:span text:style-name="T23">1</text:span><text:span text:style-name="T5"> , packet label is</text:span><text:span text:style-name="T23"> popped and packet is</text:span><text:span text:style-name="T5"> sent out </text:span><text:span text:style-name="T23">based on <text:s/>destination IP address . Packet DIP is 10.0.1.32 and therefore packet is sent out via eth0)</text:span></text:p>
      <text:h text:style-name="P184" text:outline-level="2"><text:bookmark-start text:name="__RefHeading__5262_876624331"/>3.<text:span text:style-name="T38">5</text:span> Delete Static <text:span text:style-name="T38">Egress</text:span> LSP<text:bookmark-end text:name="__RefHeading__5262_876624331"/></text:h>
      <text:p text:style-name="P98"><text:span text:style-name="T5">This test case is written to test deletion of a </text:span><text:span text:style-name="T12">Egress</text:span><text:span text:style-name="T5"> LSP . </text:span><text:span text:style-name="T7">Deletion is user intended and caused by direct MIB configuration.</text:span></text:p>
      <text:p text:style-name="P71"><text:span text:style-name="T7">T</text:span><text:span text:style-name="T5">est Input</text:span></text:p>
      <text:p text:style-name="P75"><text:span text:style-name="T5">Test case 3.1 </text:span><text:span text:style-name="T17">and 3.4 </text:span><text:span text:style-name="T5">followed by:</text:span></text:p>
      <text:p text:style-name="P89"><text:span text:style-name="T5">MPLS-LSR-STD-MIB mplsXCTable mplsXCEntry 1 2 2 0</text:span></text:p>
      <text:p text:style-name="P107"><text:span text:style-name="T5">commit</text:span></text:p>
      <text:p text:style-name="P107"><text:span text:style-name="T5">top</text:span></text:p>
      <text:p text:style-name="P89"><text:span text:style-name="T5">MPLS-LSR-STD-MIB mplsInSegmentTable mplsInSegmentEntry 1 2 </text:span></text:p>
      <text:p text:style-name="P107"><text:span text:style-name="T5">commit</text:span></text:p>
      <text:p text:style-name="P107"><text:span text:style-name="T5">top</text:span></text:p>
      <text:p text:style-name="P73"><text:soft-page-break/><text:span text:style-name="T5">Expected Output</text:span></text:p>
      <text:p text:style-name="P108"><text:span text:style-name="T5">1. <text:s/>do show MPLS-LSR-STD-MIB mplsXCTable mplsXCEntry <text:s text:c="12"/></text:span></text:p>
      <text:p text:style-name="P108"><text:span text:style-name="T5">% <text:s/>No entries found.</text:span></text:p>
      <text:p text:style-name="P108"><text:span text:style-name="T5">2. ngctl list</text:span></text:p>
      <text:p text:style-name="P101"><text:span text:style-name="T5">There should NOT exist these nodes :</text:span></text:p>
      <text:p text:style-name="P106"><text:span text:style-name="T5">mpls_vrf0 , split_mpls_vrf0, mux_mpls_vrf0, mux_mpls_ilm_global, mplsnhlfe_XX, mux_eth1, split_eth1, mpls_ilm_global</text:span></text:p>
      <text:p text:style-name="P140"><text:span text:style-name="T6">T</text:span><text:span text:style-name="T5">est Input – 2</text:span></text:p>
      <text:p text:style-name="P155"><text:span text:style-name="T5">Using Spirent , send MPLS packet with label </text:span><text:span text:style-name="T23">3</text:span><text:span text:style-name="T5">0 from port 9/</text:span><text:span text:style-name="T23">4</text:span><text:span text:style-name="T5"> .</text:span></text:p>
      <text:p text:style-name="P140"><text:span text:style-name="T5">Expected Output</text:span></text:p>
      <text:p text:style-name="P155"><text:span text:style-name="T24">No </text:span><text:span text:style-name="T5">packet should be received at Spirent port 9/4</text:span></text:p>
      <text:p text:style-name="P155"><text:span text:style-name="T5">(Traffic is received at DUT on interface eth</text:span><text:span text:style-name="T23">1</text:span><text:span text:style-name="T5"> , </text:span><text:span text:style-name="T24">No configuration is found for label 30 and thus packet is dropped</text:span><text:span text:style-name="T23">)</text:span></text:p>
      <text:h text:style-name="P187" text:outline-level="2"><text:bookmark-start text:name="__RefHeading__5264_876624331"/><text:span text:style-name="T5">3.</text:span><text:span text:style-name="T13">6</text:span><text:span text:style-name="T5"> Create Static </text:span><text:span text:style-name="T13">In</text:span><text:span text:style-name="T5">gress LSP</text:span><text:bookmark-end text:name="__RefHeading__5264_876624331"/></text:h>
      <text:p text:style-name="P91"><text:span text:style-name="T5">This test case will program DUT as </text:span><text:span text:style-name="T13">in</text:span><text:span text:style-name="T5">gress router . </text:span><text:span text:style-name="T13">IP packets enter MPLS network via this router . Label(s) are pushed onto IP packet and injected into MPLS network .</text:span></text:p>
      <text:p text:style-name="P90"><text:span text:style-name="T5">Packet flow can be tested by sending </text:span><text:span text:style-name="T13">IP packet</text:span><text:span text:style-name="T5"> from STC-2(port 9/</text:span><text:span text:style-name="T13">3</text:span><text:span text:style-name="T5">) . Packet will land on eth</text:span><text:span text:style-name="T13">0 </text:span><text:span text:style-name="T5">of DUT , </text:span><text:span text:style-name="T13">DIP based lookup will happen , configured labels will be pushed and packet</text:span><text:span text:style-name="T5"> will be forwarded out </text:span><text:span text:style-name="T13">via configured interface (eth1) to land on STC-2 (port 9/4)</text:span></text:p>
      <text:p text:style-name="P72"><text:span text:style-name="T13">T</text:span><text:span text:style-name="T5">est Input</text:span></text:p>
      <text:p text:style-name="P79"><text:span text:style-name="T5">Test case 3.1 followed by</text:span></text:p>
      <text:p text:style-name="P109"><text:span text:style-name="T5">MPLS-LSR-STD-MIB mplsOutSegmentTable mplsOutSegmentEntry 1 2</text:span></text:p>
      <text:p text:style-name="P109"><text:span text:style-name="T5">mplsOutSegmentInterface 16</text:span></text:p>
      <text:p text:style-name="P109"><text:span text:style-name="T5">mplsOutSegmentPushTopLabel true mplsOutSegmentTopLabel 40</text:span></text:p>
      <text:p text:style-name="P109"><text:span text:style-name="T5">mplsOutSegmentNextHopAddrType ipv4 mplsOutSegmentNextHopAddr 14:00:02:20</text:span></text:p>
      <text:p text:style-name="P109"><text:span text:style-name="T5">commit</text:span></text:p>
      <text:p text:style-name="P109"><text:span text:style-name="T5">top</text:span></text:p>
      <text:p text:style-name="P109"><text:span text:style-name="T5">MPLS-LSR-STD-MIB mplsXCTable mplsXCEntry 1 3 0 2 mplsXCAutoStaticXC yes mplsXCAdminStatus up mplsXCLspId 00:00:00:03</text:span></text:p>
      <text:p text:style-name="P109"><text:span text:style-name="T5">commit</text:span></text:p>
      <text:p text:style-name="P109"><text:span text:style-name="T5">top</text:span></text:p>
      <text:p text:style-name="P109"><text:span text:style-name="T5">DC-RLDF-MIB dcLmgrLdfFtnStaticTable dcLmgrLdfFtnStaticEntry 1 1 ipv4 28:00:04:20 32 dcLmgrLdfFtnStatOutLbl 40 dcLmgrLdfFtnStatOutIfIdx 16</text:span></text:p>
      <text:p text:style-name="P109"><text:span text:style-name="T5">commit</text:span></text:p>
      <text:p text:style-name="P109"><text:span text:style-name="T5">top</text:span></text:p>
      <text:p text:style-name="P109"/>
      <text:p text:style-name="P72"><text:span text:style-name="T5">Expected Output</text:span></text:p>
      <text:p text:style-name="P109"><text:soft-page-break/><text:span text:style-name="T5">1. <text:s/>do show MPLS-LSR-STD-MIB mplsXCTable mplsXCEntry </text:span></text:p>
      <text:p text:style-name="P109"><text:span text:style-name="T5">DC <text:s text:c="67"/></text:span></text:p>
      <text:p text:style-name="P109"><text:span text:style-name="T5">LMGR <text:s text:c="47"/>MPLS <text:s text:c="4"/>MPLS <text:s text:c="4"/></text:span></text:p>
      <text:p text:style-name="P109"><text:span text:style-name="T5">LSR <text:s text:c="13"/>MPLS <text:s text:c="4"/>MPLS <text:s text:c="21"/>XCIN <text:s text:c="4"/>XCOUT <text:s text:c="3"/></text:span></text:p>
      <text:p text:style-name="P109"><text:span text:style-name="T5">ENTITY <text:s text:c="10"/>XCIN <text:s text:c="4"/>XCOUT <text:s text:c="12"/>MPLS <text:s text:c="3"/>SEGMENT <text:s/>SEGMENT <text:s/></text:span></text:p>
      <text:p text:style-name="P109"><text:span text:style-name="T5">LSR <text:s text:c="4"/>MPLS <text:s text:c="4"/>SEGMENT <text:s/>SEGMENT <text:s/>MPLS <text:s text:c="4"/>XCOPER <text:s/>IF <text:s text:c="6"/>IF <text:s text:c="6"/></text:span></text:p>
      <text:p text:style-name="P109"><text:span text:style-name="T5">INDEX <text:s text:c="2"/>XCINDEX <text:s/>INDEX <text:s text:c="3"/>INDEX <text:s text:c="3"/>XCOWNER <text:s/>STATUS <text:s/>INDEX <text:s text:c="3"/>INDEX <text:s text:c="3"/></text:span></text:p>
      <text:p text:style-name="P109"><text:span text:style-name="T5">----------------------------------------------------------------------</text:span></text:p>
      <text:p text:style-name="P109"><text:span text:style-name="T5">1 <text:s text:c="6"/>3 <text:s text:c="7"/>0 <text:s text:c="7"/>2 <text:s text:c="7"/>snmp <text:s text:c="4"/>up <text:s text:c="5"/>0 <text:s text:c="7"/>16</text:span></text:p>
      <text:p text:style-name="P109"><text:span text:style-name="T5">2.do show MPLS-LSR-STD-MIB mplsOutSegmentTable mplsOutSegmentEntry </text:span></text:p>
      <text:p text:style-name="P109"><text:span text:style-name="T5">DC <text:s text:c="14"/>MPLS <text:s text:c="22"/></text:span></text:p>
      <text:p text:style-name="P109"><text:span text:style-name="T5">LMGR <text:s text:c="12"/>OUT <text:s text:c="23"/></text:span></text:p>
      <text:p text:style-name="P109"><text:span text:style-name="T5">LSR <text:s text:c="4"/>MPLS <text:s text:c="4"/>SEGMENT <text:s/>MPLS <text:s text:c="4"/>MPLS <text:s text:c="4"/></text:span></text:p>
      <text:p text:style-name="P109"><text:span text:style-name="T5">ENTITY <text:s/>OUT <text:s text:c="5"/>TOP <text:s text:c="5"/>OUT <text:s text:c="5"/>OUT <text:s text:c="5"/></text:span></text:p>
      <text:p text:style-name="P109"><text:span text:style-name="T5">LSR <text:s text:c="4"/>SEGMENT <text:s/>LABEL <text:s text:c="3"/>SEGMENT <text:s/>SEGMENT <text:s/></text:span></text:p>
      <text:p text:style-name="P109"><text:span text:style-name="T5">INDEX <text:s text:c="2"/>INDEX <text:s text:c="3"/>PTR <text:s text:c="5"/>XCINDEX <text:s/>OWNER <text:s text:c="3"/></text:span></text:p>
      <text:p text:style-name="P109"><text:span text:style-name="T5">--------------------------------------------</text:span></text:p>
      <text:p text:style-name="P109"><text:span text:style-name="T5">1 <text:s text:c="6"/>2 <text:s text:c="16"/>3 <text:s text:c="7"/>snmp <text:s/></text:span></text:p>
      <text:p text:style-name="P109"><text:span text:style-name="T5">3. do show DC-RLDF-MIB dcLmgrLdfFtnTable dcLmgrLdfFtnEntry </text:span></text:p>
      <text:p text:style-name="P112">DC <text:s text:c="54"/>DC <text:s text:c="47"/>DC <text:s text:c="5"/>DC <text:s text:c="5"/>DC <text:s text:c="5"/>DC <text:s text:c="5"/></text:p>
      <text:p text:style-name="P112">LMGR <text:s text:c="3"/>DC <text:s text:c="46"/>LMGR <text:s text:c="12"/>DC LMGR <text:s text:c="25"/>LMGR <text:s text:c="3"/>LMGR <text:s text:c="3"/>LMGR <text:s text:c="3"/>LMGR <text:s text:c="3"/></text:p>
      <text:p text:style-name="P112">LDF <text:s text:c="4"/>LMGR <text:s text:c="13"/>DC LMGR <text:s/>DC LMGR <text:s text:c="14"/>LDF <text:s text:c="4"/>DC LMGR <text:s/>LDF FTN <text:s text:c="25"/>LDF <text:s text:c="4"/>LDF <text:s text:c="4"/>LDF <text:s text:c="4"/>LDF <text:s text:c="4"/></text:p>
      <text:p text:style-name="P112">FTN <text:s text:c="4"/>LDF <text:s text:c="4"/>DC LMGR <text:s text:c="2"/>LDF FTN <text:s/>LDF FTN <text:s/>DC LMGR <text:s text:c="5"/>FTN <text:s text:c="4"/>LDF FTN <text:s/>NHOP <text:s text:c="4"/>DC LMGR <text:s text:c="5"/>DC LMGR <text:s text:c="3"/>FTN <text:s text:c="4"/>FTN <text:s text:c="4"/>FTN <text:s text:c="4"/>FTN <text:s text:c="4"/></text:p>
      <text:p text:style-name="P112">LSR <text:s text:c="4"/>FTN <text:s text:c="4"/>LDF FTN <text:s text:c="2"/>FEC PRE <text:s/>IP ADDR <text:s/>LDF FTN <text:s text:c="5"/>TOP <text:s text:c="4"/>OUT IF <text:s text:c="2"/>ADDR <text:s text:c="4"/>LDF FTN <text:s text:c="5"/>LDF FTN <text:s text:c="3"/>VLAN <text:s text:c="3"/>NUM <text:s text:c="4"/>OUT <text:s text:c="4"/>OUT <text:s text:c="4"/></text:p>
      <text:p text:style-name="P112">INDEX <text:s text:c="2"/>VRF ID <text:s/>FEC TYPE <text:s/>LEN <text:s text:c="5"/>TYPE <text:s text:c="4"/>FEC ADDR <text:s text:c="4"/>LBL <text:s text:c="4"/>IDX <text:s text:c="5"/>TYPE <text:s text:c="4"/>NHOP ADDR <text:s text:c="3"/>NHOP MAC <text:s text:c="2"/>ID <text:s text:c="5"/>LBL <text:s text:c="4"/>LBL1 <text:s text:c="3"/>LBL2 <text:s text:c="3"/></text:p>
      <text:p text:style-name="P112">-------------------------------------------------------------------------------------------------------------------------------------------</text:p>
      <text:p text:style-name="P112">1 <text:s text:c="6"/>1 <text:s text:c="6"/>hostAddr <text:s/>32 <text:s text:c="6"/>ipv4 <text:s text:c="4"/>28:00:04:20 <text:s/>40 <text:s text:c="5"/>16 <text:s text:c="6"/>ipv4 <text:s text:c="4"/>14:00:02:20 <text:s/>--ERROR-- <text:s/>0 <text:s text:c="6"/>1 <text:s text:c="6"/>0 <text:s text:c="6"/>0 </text:p>
      <text:p text:style-name="P112"/>
      <text:p text:style-name="P4">4. ngctl list</text:p>
      <text:p text:style-name="P4">Check for these VNB nodes:</text:p>
      <text:p text:style-name="P4">tnnlXX, mux_XX, mplsnhlfe_XX, mplsether_XX, split_eth1, mux_eth1</text:p>
      <text:p text:style-name="P8">5. route -n</text:p>
      <text:p text:style-name="P8">40.0.4.32 <text:s text:c="6"/>0.0.0.0 <text:s text:c="8"/>255.255.255.255 UH <text:s text:c="3"/>5 <text:s text:c="5"/>0 <text:s text:c="7"/>0 <text:s text:c="2"/>tnnlXX</text:p>
      <text:p text:style-name="P13">6. ip link show</text:p>
      <text:p text:style-name="P13">An entry for interafce tnnlXX</text:p>
      <text:p text:style-name="P9">XX = XC handle (unsigned long)</text:p>
      <text:p text:style-name="P141"><text:span text:style-name="T6">T</text:span><text:span text:style-name="T5">est Input – 2</text:span></text:p>
      <text:p text:style-name="P156"><text:soft-page-break/><text:span text:style-name="T5">Using Spirent , send </text:span><text:span text:style-name="T25">IP</text:span><text:span text:style-name="T5"> packet with </text:span><text:span text:style-name="T25">dip = 40.0.4.32 </text:span><text:span text:style-name="T5">port 9/</text:span><text:span text:style-name="T25">3</text:span><text:span text:style-name="T5"> .</text:span></text:p>
      <text:p text:style-name="P141"><text:span text:style-name="T5">Expected Output</text:span></text:p>
      <text:p text:style-name="P163"><text:span text:style-name="T5">Labeled packet (label = 40) should be received at port 9/4.</text:span></text:p>
      <text:p text:style-name="P173"><text:span text:style-name="T39">(Traffic is received at DUT on interface eth</text:span><text:span text:style-name="T50">0</text:span><text:span text:style-name="T39"> , </text:span><text:span text:style-name="T50">DIP lookup is done and packet is forwarded via tnnlXX interface which in turn uses eth1 interface to eject packet</text:span><text:span text:style-name="T49"> </text:span><text:span text:style-name="T48">)</text:span></text:p>
      <text:h text:style-name="P182" text:outline-level="2"><text:bookmark-start text:name="__RefHeading__5266_876624331"/>3.7 <text:s/>Delete Static <text:span text:style-name="T56">Ingress</text:span> LSP<text:bookmark-end text:name="__RefHeading__5266_876624331"/></text:h>
      <text:p text:style-name="P99"><text:span text:style-name="T5">This test case is written to test deletion of a </text:span><text:span text:style-name="T14">In</text:span><text:span text:style-name="T12">gress</text:span><text:span text:style-name="T5"> LSP . </text:span><text:span text:style-name="T7">Deletion is user intended and caused by direct MIB configuration.</text:span></text:p>
      <text:p text:style-name="P70"><text:span text:style-name="T7">T</text:span><text:span text:style-name="T5">est Input</text:span></text:p>
      <text:p text:style-name="P53"><text:span text:style-name="T39">Test case 3.1 </text:span><text:span text:style-name="T41">and 3.6</text:span><text:span text:style-name="T39"> followed by:</text:span></text:p>
      <text:p text:style-name="P11"><text:span text:style-name="T39">no </text:span><text:span text:style-name="T40">DC-RLDF-MIB dcLmgrLdfFtnStaticTable dcLmgrLdfFtnStaticEntry 1 1 ipv4 28:00:04:20 32</text:span></text:p>
      <text:p text:style-name="P11"><text:span text:style-name="T40">c</text:span><text:span text:style-name="T39">ommit</text:span></text:p>
      <text:p text:style-name="P11"><text:span text:style-name="T39">top</text:span></text:p>
      <text:p text:style-name="P5"><text:span text:style-name="T39">MPLS-LSR-STD-MIB mplsXCTable mplsXCEntry 1 3 0 2</text:span></text:p>
      <text:p text:style-name="P11"><text:span text:style-name="T39">commit</text:span></text:p>
      <text:p text:style-name="P11"><text:span text:style-name="T39">top</text:span></text:p>
      <text:p text:style-name="P12"><text:span text:style-name="T37">Expected Output</text:span></text:p>
      <text:p text:style-name="P12"><text:span text:style-name="T39">1. do show DC-RLDF-MIB dcLmgrLdfFtnTable dcLmgrLdfFtnEntry <text:s text:c="30"/></text:span></text:p>
      <text:p text:style-name="P12"><text:span text:style-name="T39">% <text:s/>No entries found.</text:span></text:p>
      <text:p text:style-name="P12"><text:span text:style-name="T39">2. do show MPLS-LSR-STD-MIB mplsXCTable mplsXCEntry <text:s text:c="2"/></text:span></text:p>
      <text:p text:style-name="P12"><text:span text:style-name="T39">% <text:s/>No entries found.</text:span></text:p>
      <text:p text:style-name="P12"><text:span text:style-name="T39">3. <text:s/>route -n</text:span></text:p>
      <text:p text:style-name="P12"><text:span text:style-name="T39">No route for 40.0.4.32 should exist .</text:span></text:p>
      <text:p text:style-name="P12"><text:span text:style-name="T39">4. ngctl list</text:span></text:p>
      <text:p text:style-name="P12"><text:span text:style-name="T39">These nodes should not exist :</text:span></text:p>
      <text:p text:style-name="P6"><text:span text:style-name="T39">tnnlXX, mux_XX, mplsnhlfe_XX, mplsether_XX, split_eth1, mux_eth1</text:span></text:p>
      <text:p text:style-name="P14"><text:span text:style-name="T39">5. ip link show</text:span></text:p>
      <text:p text:style-name="P14"><text:span text:style-name="T39">No entry for tnnlXX.</text:span></text:p>
      <text:p text:style-name="P142"><text:span text:style-name="T6">T</text:span><text:span text:style-name="T5">est Input – 2</text:span></text:p>
      <text:p text:style-name="P157"><text:span text:style-name="T5">Using Spirent , send </text:span><text:span text:style-name="T25">IP</text:span><text:span text:style-name="T5"> packet with </text:span><text:span text:style-name="T25">dip = 40.0.4.32 </text:span><text:span text:style-name="T5">port 9/</text:span><text:span text:style-name="T25">3</text:span><text:span text:style-name="T5"> .</text:span></text:p>
      <text:p text:style-name="P142"><text:span text:style-name="T5">Expected Output</text:span></text:p>
      <text:p text:style-name="P164"><text:span text:style-name="T26">No packet</text:span><text:span text:style-name="T5"> should be received at port 9/4.</text:span></text:p>
      <text:p text:style-name="P174"><text:span text:style-name="T39">(Traffic is received at DUT on interface eth</text:span><text:span text:style-name="T50">0</text:span><text:span text:style-name="T39"> , </text:span><text:span text:style-name="T50">DIP lookup is done , </text:span><text:span text:style-name="T51">no route is found and packet is dropped .</text:span><text:span text:style-name="T49"> </text:span><text:span text:style-name="T48">)</text:span></text:p>
      <text:h text:style-name="P182" text:outline-level="2"><text:bookmark-start text:name="__RefHeading__5268_876624331"/><text:soft-page-break/>3.8 Tunnel in Tunnel at Ingress<text:bookmark-end text:name="__RefHeading__5268_876624331"/></text:h>
      <text:p text:style-name="P114"><text:span text:style-name="T5">This test case is intended to test cases where two tunnels commence together at Ingress . DUT acts as ingress router . A tunnel is programmed which uses another underlying tunnel as transport Path.</text:span></text:p>
      <text:p text:style-name="P116"><text:span text:style-name="T5">Data Flow : IP packet is sent from port 9/3 towards eth0 of DUT. Outer tunnel label is pushed followed by underlying tunnel labels . </text:span><text:span text:style-name="T15">And packet is forwarded out via out interafce of underlying tunnel (eth1) and received at STC-2 (port 9/4)</text:span></text:p>
      <text:p text:style-name="P67"><text:span text:style-name="T5">Test Input</text:span></text:p>
      <text:p text:style-name="P80"><text:span text:style-name="T5">Test case in 3.1 followed by:</text:span></text:p>
      <text:p text:style-name="P118"><text:span text:style-name="T5">MPLS-LSR-STD-MIB mplsOutSegmentTable mplsOutSegmentEntry 1 2</text:span></text:p>
      <text:p text:style-name="P118"><text:span text:style-name="T5">mplsOutSegmentInterface 16</text:span></text:p>
      <text:p text:style-name="P118"><text:span text:style-name="T5">mplsOutSegmentPushTopLabel true mplsOutSegmentTopLabel 40</text:span></text:p>
      <text:p text:style-name="P118"><text:span text:style-name="T5">mplsOutSegmentNextHopAddrType ipv4 mplsOutSegmentNextHopAddr 14:00:02:20</text:span></text:p>
      <text:p text:style-name="P118"><text:span text:style-name="T5">commit</text:span></text:p>
      <text:p text:style-name="P118"><text:span text:style-name="T5">top</text:span></text:p>
      <text:p text:style-name="P118"><text:span text:style-name="T5">MPLS-LSR-STD-MIB mplsXCTable mplsXCEntry 1 3 0 2 mplsXCAutoStaticXC yes mplsXCAdminStatus up mplsXCLspId 00:00:00:03</text:span></text:p>
      <text:p text:style-name="P118"><text:span text:style-name="T5">commit</text:span></text:p>
      <text:p text:style-name="P118"><text:span text:style-name="T5">top</text:span></text:p>
      <text:p text:style-name="P118"><text:span text:style-name="T5">DC-RLDF-MIB dcLmgrLdfFtnStaticTable dcLmgrLdfFtnStaticEntry 1 1 ipv4 28:00:04:20 32 dcLmgrLdfFtnStatOutLbl 40 dcLmgrLdfFtnStatOutIfIdx 16</text:span></text:p>
      <text:p text:style-name="P118"><text:span text:style-name="T5">commit</text:span></text:p>
      <text:p text:style-name="P118"><text:span text:style-name="T5">top</text:span></text:p>
      <text:p text:style-name="P118"><text:span text:style-name="T5">MPLS-LSR-STD-MIB mplsOutSegmentTable mplsOutSegmentEntry 1 4</text:span></text:p>
      <text:p text:style-name="P118"><text:span text:style-name="T5">mplsOutSegmentInterface IDX</text:span></text:p>
      <text:p text:style-name="P118"><text:span text:style-name="T5">mplsOutSegmentPushTopLabel true mplsOutSegmentTopLabel 50</text:span></text:p>
      <text:p text:style-name="P118"><text:span text:style-name="T5">commit</text:span></text:p>
      <text:p text:style-name="P118"><text:span text:style-name="T5">top</text:span></text:p>
      <text:p text:style-name="P118"><text:span text:style-name="T5">MPLS-LSR-STD-MIB mplsXCTable mplsXCEntry 1 5 0 4 mplsXCAutoStaticXC yes mplsXCAdminStatus up mplsXCLspId 00:00:00:05</text:span></text:p>
      <text:p text:style-name="P118"><text:span text:style-name="T5">commit</text:span></text:p>
      <text:p text:style-name="P118"><text:span text:style-name="T5">top</text:span></text:p>
      <text:p text:style-name="P118"><text:span text:style-name="T5">DC-RLDF-MIB dcLmgrLdfFtnStaticTable dcLmgrLdfFtnStaticEntry 1 1 ipv4 38:00:04:20 32 dcLmgrLdfFtnStatOutLbl 50 dcLmgrLdfFtnStatOutIfIdx </text:span><text:span text:style-name="T16">I</text:span><text:span text:style-name="T5">DX</text:span></text:p>
      <text:p text:style-name="P118"><text:soft-page-break/><text:span text:style-name="T5">commit</text:span></text:p>
      <text:p text:style-name="P118"><text:span text:style-name="T5">top</text:span></text:p>
      <text:p text:style-name="P120"><text:span text:style-name="T5">--Here IDX is interafce index of tnnlXX created in linux .</text:span></text:p>
      <text:p text:style-name="P120"><text:span text:style-name="T5">--Get index using command ip link show</text:span></text:p>
      <text:p text:style-name="P69"><text:span text:style-name="T5">Expected Output</text:span></text:p>
      <text:p text:style-name="P121"><text:span text:style-name="T5">1. do show MPLS-LSR-STD-MIB mplsXCTable mplsXCEntry </text:span></text:p>
      <text:p text:style-name="P122">DC <text:s text:c="67"/></text:p>
      <text:p text:style-name="P122">LMGR <text:s text:c="47"/>MPLS <text:s text:c="4"/>MPLS <text:s text:c="4"/></text:p>
      <text:p text:style-name="P122">LSR <text:s text:c="13"/>MPLS <text:s text:c="4"/>MPLS <text:s text:c="21"/>XCIN <text:s text:c="4"/>XCOUT <text:s text:c="3"/></text:p>
      <text:p text:style-name="P122">ENTITY <text:s text:c="10"/>XCIN <text:s text:c="4"/>XCOUT <text:s text:c="12"/>MPLS <text:s text:c="3"/>SEGMENT <text:s/>SEGMENT <text:s/></text:p>
      <text:p text:style-name="P122">LSR <text:s text:c="4"/>MPLS <text:s text:c="4"/>SEGMENT <text:s/>SEGMENT <text:s/>MPLS <text:s text:c="4"/>XCOPER <text:s/>IF <text:s text:c="6"/>IF <text:s text:c="6"/></text:p>
      <text:p text:style-name="P122">INDEX <text:s text:c="2"/>XCINDEX <text:s/>INDEX <text:s text:c="3"/>INDEX <text:s text:c="3"/>XCOWNER <text:s/>STATUS <text:s/>INDEX <text:s text:c="3"/>INDEX <text:s text:c="3"/></text:p>
      <text:p text:style-name="P122">----------------------------------------------------------------------</text:p>
      <text:p text:style-name="P122">1 <text:s text:c="6"/>3 <text:s text:c="7"/>0 <text:s text:c="7"/>2 <text:s text:c="7"/>snmp <text:s text:c="4"/>up <text:s text:c="5"/>0 <text:s text:c="7"/>16 <text:s text:c="6"/></text:p>
      <text:p text:style-name="P122">1 <text:s text:c="6"/>5 <text:s text:c="7"/>0 <text:s text:c="7"/>4 <text:s text:c="7"/>snmp <text:s text:c="4"/>up <text:s text:c="5"/>0 <text:s text:c="7"/>41 </text:p>
      <text:p text:style-name="P33">2. <text:span text:style-name="T57">do show MPLS-LSR-STD-MIB mplsOutSegmentTable mplsOutSegmentEntry</text:span></text:p>
      <text:p text:style-name="P123">DC <text:s text:c="14"/>MPLS <text:s text:c="22"/></text:p>
      <text:p text:style-name="P122">LMGR <text:s text:c="12"/>OUT <text:s text:c="23"/></text:p>
      <text:p text:style-name="P122">LSR <text:s text:c="4"/>MPLS <text:s text:c="4"/>SEGMENT <text:s/>MPLS <text:s text:c="4"/>MPLS <text:s text:c="4"/></text:p>
      <text:p text:style-name="P122">ENTITY <text:s/>OUT <text:s text:c="5"/>TOP <text:s text:c="5"/>OUT <text:s text:c="5"/>OUT <text:s text:c="5"/></text:p>
      <text:p text:style-name="P122">LSR <text:s text:c="4"/>SEGMENT <text:s/>LABEL <text:s text:c="3"/>SEGMENT <text:s/>SEGMENT <text:s/></text:p>
      <text:p text:style-name="P122">INDEX <text:s text:c="2"/>INDEX <text:s text:c="3"/>PTR <text:s text:c="5"/>XCINDEX <text:s/>OWNER <text:s text:c="3"/></text:p>
      <text:p text:style-name="P122">--------------------------------------------</text:p>
      <text:p text:style-name="P122">1 <text:s text:c="6"/>2 <text:s text:c="16"/>3 <text:s text:c="7"/>snmp <text:s text:c="4"/></text:p>
      <text:p text:style-name="P122">1 <text:s text:c="6"/>4 <text:s text:c="16"/>5 <text:s text:c="7"/>snmp </text:p>
      <text:p text:style-name="P46">3. do show DC-RLDF-MIB dcLmgrLdfFtnTable dcLmgrLdfFtnEntry </text:p>
      <text:p text:style-name="P113">DC <text:s text:c="54"/>DC <text:s text:c="47"/>DC <text:s text:c="5"/>DC <text:s text:c="5"/>DC <text:s text:c="5"/>DC <text:s text:c="5"/></text:p>
      <text:p text:style-name="P113">LMGR <text:s text:c="3"/>DC <text:s text:c="46"/>LMGR <text:s text:c="12"/>DC LMGR <text:s text:c="25"/>LMGR <text:s text:c="3"/>LMGR <text:s text:c="3"/>LMGR <text:s text:c="3"/>LMGR <text:s text:c="3"/></text:p>
      <text:p text:style-name="P113">LDF <text:s text:c="4"/>LMGR <text:s text:c="13"/>DC LMGR <text:s/>DC LMGR <text:s text:c="14"/>LDF <text:s text:c="4"/>DC LMGR <text:s/>LDF FTN <text:s text:c="25"/>LDF <text:s text:c="4"/>LDF <text:s text:c="4"/>LDF <text:s text:c="4"/>LDF <text:s text:c="4"/></text:p>
      <text:p text:style-name="P113">FTN <text:s text:c="4"/>LDF <text:s text:c="4"/>DC LMGR <text:s text:c="2"/>LDF FTN <text:s/>LDF FTN <text:s/>DC LMGR <text:s text:c="5"/>FTN <text:s text:c="4"/>LDF FTN <text:s/>NHOP <text:s text:c="4"/>DC LMGR <text:s text:c="5"/>DC LMGR <text:s text:c="3"/>FTN <text:s text:c="4"/>FTN <text:s text:c="4"/>FTN <text:s text:c="4"/>FTN <text:s text:c="4"/></text:p>
      <text:p text:style-name="P113">LSR <text:s text:c="4"/>FTN <text:s text:c="4"/>LDF FTN <text:s text:c="2"/>FEC PRE <text:s/>IP ADDR <text:s/>LDF FTN <text:s text:c="5"/>TOP <text:s text:c="4"/>OUT IF <text:s text:c="2"/>ADDR <text:s text:c="4"/>LDF FTN <text:s text:c="5"/>LDF FTN <text:s text:c="3"/>VLAN <text:s text:c="3"/>NUM <text:s text:c="4"/>OUT <text:s text:c="4"/>OUT <text:s text:c="4"/></text:p>
      <text:p text:style-name="P113">INDEX <text:s text:c="2"/>VRF ID <text:s/>FEC TYPE <text:s/>LEN <text:s text:c="5"/>TYPE <text:s text:c="4"/>FEC ADDR <text:s text:c="4"/>LBL <text:s text:c="4"/>IDX <text:s text:c="5"/>TYPE <text:s text:c="4"/>NHOP ADDR <text:s text:c="3"/>NHOP MAC <text:s text:c="2"/>ID <text:s text:c="5"/>LBL <text:s text:c="4"/>LBL1 <text:s text:c="3"/>LBL2 <text:s text:c="3"/></text:p>
      <text:p text:style-name="P113"><text:soft-page-break/>-------------------------------------------------------------------------------------------------------------------------------------------</text:p>
      <text:p text:style-name="P113">1 <text:s text:c="6"/>1 <text:s text:c="6"/>hostAddr <text:s/>32 <text:s text:c="6"/>ipv4 <text:s text:c="4"/>28:00:04:20 <text:s/>40 <text:s text:c="5"/>16 <text:s text:c="6"/>ipv4 <text:s text:c="4"/>14:00:02:20 <text:s/>--ERROR-- <text:s/>0 <text:s text:c="6"/>1 <text:s text:c="6"/>0 <text:s text:c="6"/>0 <text:s text:c="6"/></text:p>
      <text:p text:style-name="P113">1 <text:s text:c="6"/>1 <text:s text:c="6"/>hostAddr <text:s/>32 <text:s text:c="6"/>ipv4 <text:s text:c="4"/>38:00:04:20 <text:s/>50 <text:s text:c="5"/>41 <text:s text:c="6"/>unknown <text:s text:c="14"/>--ERROR-- <text:s/>0 <text:s text:c="6"/>1 <text:s text:c="6"/>0 <text:s text:c="6"/>0 <text:s text:c="3"/></text:p>
      <text:p text:style-name="P34">3. route -n</text:p>
      <text:p text:style-name="P34">40.0.4.32 <text:s text:c="6"/>0.0.0.0 <text:s text:c="8"/>255.255.255.255 UH <text:s text:c="3"/>5 <text:s text:c="5"/>0 <text:s text:c="7"/>0 tnnlXX</text:p>
      <text:p text:style-name="P34">56.0.4.32 <text:s text:c="6"/>0.0.0.0 <text:s text:c="8"/>255.255.255.255 UH <text:s text:c="3"/>5 <text:s text:c="5"/>0 <text:s text:c="7"/>0 tnnl1YY</text:p>
      <text:p text:style-name="P34">4. ngctl list</text:p>
      <text:p text:style-name="P34">Check for these vnb nodes:</text:p>
      <text:p text:style-name="P34">tnnlYY, mux_YY, mplsnhlfe_YY, mplsnhlfe_YY_40, mplsether_YY, </text:p>
      <text:p text:style-name="P35">tnnl<text:span text:style-name="T58">XX</text:span>, mux_<text:span text:style-name="T58">XX</text:span>, mplsnhlfe_<text:span text:style-name="T58">XX</text:span>, <text:span text:style-name="T58">m</text:span>plsether_YY,</text:p>
      <text:p text:style-name="P42">split_eth1, mux_eth1</text:p>
      <text:p text:style-name="P47">5. ip link show</text:p>
      <text:p text:style-name="P47">two new interafces tnnlXX and tnnlYY</text:p>
      <text:p text:style-name="P143"><text:span text:style-name="T6">T</text:span><text:span text:style-name="T5">est Input – 2</text:span></text:p>
      <text:p text:style-name="P158"><text:span text:style-name="T5">Using Spirent , send </text:span><text:span text:style-name="T25">IP</text:span><text:span text:style-name="T5"> packet with </text:span><text:span text:style-name="T25">dip = </text:span><text:span text:style-name="T27">56</text:span><text:span text:style-name="T25">.0.4.32 </text:span><text:span text:style-name="T5">port 9/</text:span><text:span text:style-name="T25">3</text:span><text:span text:style-name="T5"> .</text:span></text:p>
      <text:p text:style-name="P143"><text:span text:style-name="T5">Expected Output</text:span></text:p>
      <text:p text:style-name="P165"><text:span text:style-name="T5">Labeled packet (label = 40 </text:span><text:span text:style-name="T27">| 50</text:span><text:span text:style-name="T5">) should be received at port 9/4.</text:span></text:p>
      <text:p text:style-name="P175"><text:span text:style-name="T39">(Traffic is received at DUT on interface eth</text:span><text:span text:style-name="T50">0</text:span><text:span text:style-name="T39"> , </text:span><text:span text:style-name="T50">DIP lookup is done and packet is forwarded via tnnl</text:span><text:span text:style-name="T52">YY</text:span><text:span text:style-name="T50"> interface which in turn uses </text:span><text:span text:style-name="T52">tnnlXX </text:span><text:span text:style-name="T50">interface to </text:span><text:span text:style-name="T52">forward</text:span><text:span text:style-name="T50"> packet</text:span><text:span text:style-name="T49"> </text:span><text:span text:style-name="T48">)</text:span></text:p>
      <text:h text:style-name="P182" text:outline-level="2"><text:bookmark-start text:name="__RefHeading__5270_876624331"/>3.9 Delete Tunnel in Tunnel at Ingress <text:bookmark-end text:name="__RefHeading__5270_876624331"/></text:h>
      <text:p text:style-name="P124"><text:span text:style-name="T5">This test case involves two deletion scenarios:</text:span></text:p>
      <text:p text:style-name="P124"><text:span text:style-name="T5">a) Outer tunnel is deleted</text:span></text:p>
      <text:p text:style-name="P124"><text:span text:style-name="T5">b) Underlying tunnel deleted</text:span></text:p>
      <text:p text:style-name="P65"><text:span text:style-name="T5">Test Input for a)</text:span></text:p>
      <text:p text:style-name="P65"><text:span text:style-name="T5">Test input for test 3.1 and 3.8 followed by :</text:span></text:p>
      <text:p text:style-name="P124"><text:span text:style-name="T5">no DC-RLDF-MIB dcLmgrLdfFtnStaticTable dcLmgrLdfFtnStaticEntry 1 1 ipv4 38:00:04:20 32</text:span></text:p>
      <text:p text:style-name="P124"><text:span text:style-name="T5">commit</text:span></text:p>
      <text:p text:style-name="P124"><text:span text:style-name="T5">top</text:span></text:p>
      <text:p text:style-name="P126"><text:span text:style-name="T5">no MPLS-LSR-STD-MIB mplsXCTable mplsXCEntry 1 5 0 4</text:span></text:p>
      <text:p text:style-name="P126"><text:span text:style-name="T5">no MPLS-LSR-STD-MIB mplsOutSegmentTable mplsOutSegmentEntry 1 4</text:span></text:p>
      <text:p text:style-name="P127"><text:span text:style-name="T5">commit</text:span></text:p>
      <text:p text:style-name="P127"><text:span text:style-name="T5">top</text:span></text:p>
      <text:p text:style-name="P68"><text:soft-page-break/><text:span text:style-name="T5">Expected Output</text:span></text:p>
      <text:p text:style-name="P128"><text:span text:style-name="T5">1. do show DC-RLDF-MIB dcLmgrLdfFtnStaticTable dcLmgrLdfFtnStaticEntry </text:span></text:p>
      <text:p text:style-name="P110"><text:s text:c="18"/>DC LMGR <text:s text:c="39"/></text:p>
      <text:p text:style-name="P110">DC LMGR <text:s/>DC LMGR <text:s/>LDF FTN <text:s text:c="2"/>DC LMGR <text:s text:c="5"/>DC LMGR <text:s text:c="16"/></text:p>
      <text:p text:style-name="P110">LDF FTN <text:s/>LDF FTN <text:s/>STAT FEC <text:s/>LDF FTN <text:s text:c="5"/>LDF FTN <text:s text:c="2"/>DC LMGR LDF <text:s text:c="2"/></text:p>
      <text:p text:style-name="P110">STAT <text:s text:c="4"/>STAT <text:s text:c="4"/>ADDR <text:s text:c="5"/>STAT FEC <text:s text:c="4"/>STAT FEC <text:s/>FTN STAT <text:s text:c="5"/></text:p>
      <text:p text:style-name="P110">LSR IDX <text:s/>VRF ID <text:s text:c="2"/>TYPE <text:s text:c="5"/>ADDR <text:s text:c="8"/>PRE LEN <text:s text:c="2"/>OPER STAT <text:s text:c="4"/></text:p>
      <text:p text:style-name="P110">-----------------------------------------------------------------</text:p>
      <text:p text:style-name="P110">1 <text:s text:c="7"/>1 <text:s text:c="7"/>ipv4 <text:s text:c="5"/>28:00:04:20 <text:s/>32 <text:s text:c="7"/>operStatusUp </text:p>
      <text:p text:style-name="P15"/>
      <text:p text:style-name="P18">4. <text:span text:style-name="T59">do show MPLS-LSR-STD-MIB mplsXCTable mplsXCEntry</text:span></text:p>
      <text:p text:style-name="P18">DC <text:s text:c="67"/></text:p>
      <text:p text:style-name="P17">LMGR <text:s text:c="47"/>MPLS <text:s text:c="4"/>MPLS <text:s text:c="4"/></text:p>
      <text:p text:style-name="P17">LSR <text:s text:c="13"/>MPLS <text:s text:c="4"/>MPLS <text:s text:c="21"/>XCIN <text:s text:c="4"/>XCOUT <text:s text:c="3"/></text:p>
      <text:p text:style-name="P17">ENTITY <text:s text:c="10"/>XCIN <text:s text:c="4"/>XCOUT <text:s text:c="12"/>MPLS <text:s text:c="3"/>SEGMENT <text:s/>SEGMENT <text:s/></text:p>
      <text:p text:style-name="P17">LSR <text:s text:c="4"/>MPLS <text:s text:c="4"/>SEGMENT <text:s/>SEGMENT <text:s/>MPLS <text:s text:c="4"/>XCOPER <text:s/>IF <text:s text:c="6"/>IF <text:s text:c="6"/></text:p>
      <text:p text:style-name="P17">INDEX <text:s text:c="2"/>XCINDEX <text:s/>INDEX <text:s text:c="3"/>INDEX <text:s text:c="3"/>XCOWNER <text:s/>STATUS <text:s/>INDEX <text:s text:c="3"/>INDEX <text:s text:c="3"/></text:p>
      <text:p text:style-name="P17">----------------------------------------------------------------------</text:p>
      <text:p text:style-name="P17">1 <text:s text:c="6"/>3 <text:s text:c="7"/>0 <text:s text:c="7"/>2 <text:s text:c="7"/>snmp <text:s text:c="4"/>up <text:s text:c="5"/>0 <text:s text:c="7"/>16 </text:p>
      <text:p text:style-name="P16">2. route -n</text:p>
      <text:p text:style-name="P16">No entry for route 56.0.4.32</text:p>
      <text:p text:style-name="P16">3. ip link show</text:p>
      <text:p text:style-name="P16">Only one tnnl interface exists tnnl_XX</text:p>
      <text:p text:style-name="P19">4. ngctl list</text:p>
      <text:p text:style-name="P19">These nodes will not exist :</text:p>
      <text:p text:style-name="P36">tnnlYY, mux_YY, mplsnhlfe_YY, mplsnhlfe_YY_40, mplsether_YY</text:p>
      <text:p text:style-name="P144"><text:span text:style-name="T6">T</text:span><text:span text:style-name="T5">est Input – 2 -</text:span><text:span text:style-name="T28">A)</text:span></text:p>
      <text:p text:style-name="P159"><text:span text:style-name="T5">Using Spirent , send </text:span><text:span text:style-name="T25">IP</text:span><text:span text:style-name="T5"> packet with </text:span><text:span text:style-name="T25">dip = </text:span><text:span text:style-name="T27">56</text:span><text:span text:style-name="T25">.0.4.32 </text:span><text:span text:style-name="T5">port 9/</text:span><text:span text:style-name="T25">3</text:span><text:span text:style-name="T5"> .</text:span></text:p>
      <text:p text:style-name="P144"><text:span text:style-name="T5">Expected Output</text:span></text:p>
      <text:p text:style-name="P166"><text:span text:style-name="T28">No packet </text:span><text:span text:style-name="T5">should be received at port 9/4.</text:span></text:p>
      <text:p text:style-name="P176"><text:span text:style-name="T39">(Traffic is received at DUT on interface eth</text:span><text:span text:style-name="T50">0</text:span><text:span text:style-name="T39"> , </text:span><text:span text:style-name="T50">DIP lookup is done , </text:span><text:span text:style-name="T53">no route exists and packet is dropped</text:span><text:span text:style-name="T49"> </text:span><text:span text:style-name="T48">)</text:span></text:p>
      <text:p text:style-name="P48"><text:span text:style-name="T36">Test input for B)</text:span></text:p>
      <text:p text:style-name="P56"><text:soft-page-break/>Test case 3.1 and 3.8 followed by:</text:p>
      <text:p text:style-name="P48">no DC-RLDF-MIB dcLmgrLdfFtnStaticTable dcLmgrLdfFtnStaticEntry 1 1 ipv4 28:00:04:20 32</text:p>
      <text:p text:style-name="P48">commit</text:p>
      <text:p text:style-name="P48">no MPLS-LSR-STD-MIB mplsXCTable mplsXCEntry 1 3 0 2</text:p>
      <text:p text:style-name="P48">commit</text:p>
      <text:p text:style-name="P55">Expected Output</text:p>
      <text:p text:style-name="P49">1. do show MPLS-LSR-STD-MIB mplsXCTable mplsXCEntry</text:p>
      <text:p text:style-name="P111">DC <text:s text:c="75"/></text:p>
      <text:p text:style-name="P111">LMGR <text:s text:c="55"/>MPLS <text:s text:c="4"/>MPLS <text:s text:c="4"/></text:p>
      <text:p text:style-name="P111">LSR <text:s text:c="13"/>MPLS <text:s text:c="4"/>MPLS <text:s text:c="29"/>XCIN <text:s text:c="4"/>XCOUT <text:s text:c="3"/></text:p>
      <text:p text:style-name="P111">ENTITY <text:s text:c="10"/>XCIN <text:s text:c="4"/>XCOUT <text:s text:c="28"/>SEGMENT <text:s/>SEGMENT <text:s/></text:p>
      <text:p text:style-name="P111">LSR <text:s text:c="4"/>MPLS <text:s text:c="4"/>SEGMENT <text:s/>SEGMENT <text:s/>MPLS <text:s text:c="4"/>MPLS XCOPER <text:s text:c="4"/>IF <text:s text:c="6"/>IF <text:s text:c="6"/></text:p>
      <text:p text:style-name="P111">INDEX <text:s text:c="2"/>XCINDEX <text:s/>INDEX <text:s text:c="3"/>INDEX <text:s text:c="3"/>XCOWNER <text:s/>STATUS <text:s text:c="9"/>INDEX <text:s text:c="3"/>INDEX <text:s text:c="3"/></text:p>
      <text:p text:style-name="P111">------------------------------------------------------------------------------</text:p>
      <text:p text:style-name="P111">1 <text:s text:c="6"/>5 <text:s text:c="7"/>0 <text:s text:c="7"/>4 <text:s text:c="7"/>snmp <text:s text:c="4"/>lowerLayerDown <text:s/>0 <text:s text:c="7"/>43 <text:s/></text:p>
      <text:p text:style-name="P49">2.do show DC-RLDF-MIB dcLmgrLdfFtnStaticTable dcLmgrLdfFtnStaticEntry </text:p>
      <text:p text:style-name="P49"><text:s text:c="2"/><text:span text:style-name="T60"><text:s text:c="16"/>DC LMGR <text:s text:c="39"/></text:span></text:p>
      <text:p text:style-name="P111">DC LMGR <text:s/>DC LMGR <text:s/>LDF FTN <text:s text:c="2"/>DC LMGR <text:s text:c="5"/>DC LMGR <text:s text:c="16"/></text:p>
      <text:p text:style-name="P111">LDF FTN <text:s/>LDF FTN <text:s/>STAT FEC <text:s/>LDF FTN <text:s text:c="5"/>LDF FTN <text:s text:c="2"/>DC LMGR LDF <text:s text:c="2"/></text:p>
      <text:p text:style-name="P111">STAT <text:s text:c="4"/>STAT <text:s text:c="4"/>ADDR <text:s text:c="5"/>STAT FEC <text:s text:c="4"/>STAT FEC <text:s/>FTN STAT <text:s text:c="5"/></text:p>
      <text:p text:style-name="P111">LSR IDX <text:s/>VRF ID <text:s text:c="2"/>TYPE <text:s text:c="5"/>ADDR <text:s text:c="8"/>PRE LEN <text:s text:c="2"/>OPER STAT <text:s text:c="4"/></text:p>
      <text:p text:style-name="P111">-----------------------------------------------------------------</text:p>
      <text:p text:style-name="P111">1 <text:s text:c="7"/>1 <text:s text:c="7"/>ipv4 <text:s text:c="5"/>38:00:04:20 <text:s/>32 <text:s text:c="7"/>operStatusUp <text:s/></text:p>
      <text:p text:style-name="P20">3. ngctl list</text:p>
      <text:p text:style-name="P20">No <text:span text:style-name="T61">such vnb </text:span>node :</text:p>
      <text:p text:style-name="P37">tnnlYY, mux_YY, mplsnhlfe_YY, mplsnhlfe_YY_40, mplsether_YY, </text:p>
      <text:p text:style-name="P37">tnnl<text:span text:style-name="T58">XX</text:span>, mux_<text:span text:style-name="T58">XX</text:span>, mplsnhlfe_<text:span text:style-name="T58">XX</text:span>, <text:span text:style-name="T58">m</text:span>plsether_YY,</text:p>
      <text:p text:style-name="P43">split_eth1, mux_eth1</text:p>
      <text:p text:style-name="P50">4. route -n</text:p>
      <text:p text:style-name="P50">No route entry for 40.0.4.32 and 56.0.4.32</text:p>
      <text:p text:style-name="P50">5. ip link show</text:p>
      <text:p text:style-name="P50">No interface entry for tnnlXX tnnlYY</text:p>
      <text:p text:style-name="P145"><text:soft-page-break/><text:span text:style-name="T6">T</text:span><text:span text:style-name="T5">est Input – 2 -</text:span><text:span text:style-name="T28">A)</text:span></text:p>
      <text:p text:style-name="P160"><text:span text:style-name="T5">Using Spirent , send </text:span><text:span text:style-name="T25">IP</text:span><text:span text:style-name="T5"> packet with </text:span><text:span text:style-name="T25">dip = </text:span><text:span text:style-name="T27">56</text:span><text:span text:style-name="T25">.0.4.32 </text:span><text:span text:style-name="T5">port 9/</text:span><text:span text:style-name="T25">3</text:span><text:span text:style-name="T5"> .</text:span></text:p>
      <text:p text:style-name="P145"><text:span text:style-name="T5">Expected Output</text:span></text:p>
      <text:p text:style-name="P167"><text:span text:style-name="T28">No packet </text:span><text:span text:style-name="T5">should be received at port 9/4.</text:span></text:p>
      <text:p text:style-name="P177"><text:span text:style-name="T39">(Traffic is received at DUT on interface eth</text:span><text:span text:style-name="T50">0</text:span><text:span text:style-name="T39"> , </text:span><text:span text:style-name="T50">DIP lookup is done , </text:span><text:span text:style-name="T53">no route exists and packet is dropped</text:span><text:span text:style-name="T49"> </text:span><text:span text:style-name="T48">)</text:span></text:p>
      <text:h text:style-name="P185" text:outline-level="2"><text:bookmark-start text:name="__RefHeading__5272_876624331"/>3.<text:span text:style-name="T62">10</text:span> Tunnel in Tunnel at <text:span text:style-name="T62">Transit</text:span><text:bookmark-end text:name="__RefHeading__5272_876624331"/></text:h>
      <text:p text:style-name="P115"><text:span text:style-name="T5">This test case is intended to test cases where </text:span><text:span text:style-name="T18">a Tunnel uses another tunnel as its transport path</text:span><text:span text:style-name="T5"> . DUT acts as </text:span><text:span text:style-name="T18">transit</text:span><text:span text:style-name="T5"> router </text:span><text:span text:style-name="T18">where underlying tunnel starts</text:span><text:span text:style-name="T5">. A tunnel is programmed which uses another underlying tunnel as transport Path.</text:span></text:p>
      <text:p text:style-name="P117"><text:span text:style-name="T5">Data Flow : IP packet is sent from port 9/3 towards eth0 of DUT. Outer tunnel label is </text:span><text:span text:style-name="T19">swapped </text:span><text:span text:style-name="T5">followed by underlying tunnel label </text:span><text:span text:style-name="T20">being pushed</text:span><text:span text:style-name="T5"> . </text:span><text:span text:style-name="T15">And packet is forwarded out via out interafce of underlying tunnel (eth1) and received at STC-2 (port 9/4)</text:span></text:p>
      <text:p text:style-name="P66"><text:span text:style-name="T5">Test Input</text:span></text:p>
      <text:p text:style-name="P81"><text:span text:style-name="T5">Test case 3.1 followed by :</text:span></text:p>
      <text:p text:style-name="P119"><text:span text:style-name="T5">MPLS-LSR-STD-MIB mplsOutSegmentTable mplsOutSegmentEntry 1 2</text:span></text:p>
      <text:p text:style-name="P119"><text:span text:style-name="T5">mplsOutSegmentInterface 16</text:span></text:p>
      <text:p text:style-name="P119"><text:span text:style-name="T5">mplsOutSegmentPushTopLabel true mplsOutSegmentTopLabel 40</text:span></text:p>
      <text:p text:style-name="P119"><text:span text:style-name="T5">mplsOutSegmentNextHopAddrType ipv4 mplsOutSegmentNextHopAddr 14:00:02:20</text:span></text:p>
      <text:p text:style-name="P119"><text:span text:style-name="T5">commit</text:span></text:p>
      <text:p text:style-name="P119"><text:span text:style-name="T5">top</text:span></text:p>
      <text:p text:style-name="P119"><text:span text:style-name="T5">MPLS-LSR-STD-MIB mplsXCTable mplsXCEntry 1 3 0 2 mplsXCAutoStaticXC yes mplsXCAdminStatus up mplsXCLspId 00:00:00:03</text:span></text:p>
      <text:p text:style-name="P119"><text:span text:style-name="T5">commit</text:span></text:p>
      <text:p text:style-name="P119"><text:span text:style-name="T5">top</text:span></text:p>
      <text:p text:style-name="P119"><text:span text:style-name="T5">DC-RLDF-MIB dcLmgrLdfFtnStaticTable dcLmgrLdfFtnStaticEntry 1 1 ipv4 28:00:04:20 32 dcLmgrLdfFtnStatOutLbl 40 dcLmgrLdfFtnStatOutIfIdx 16</text:span></text:p>
      <text:p text:style-name="P119"><text:span text:style-name="T5">commit</text:span></text:p>
      <text:p text:style-name="P21"><text:span text:style-name="T39">top</text:span></text:p>
      <text:p text:style-name="P22"><text:span text:style-name="T39">MPLS-LSR-STD-MIB mplsOutSegmentTable mplsOutSegmentEntry 1 3</text:span></text:p>
      <text:p text:style-name="P22"><text:span text:style-name="T39">mplsOutSegmentInterface 98</text:span></text:p>
      <text:p text:style-name="P22"><text:span text:style-name="T39">mplsOutSegmentPushTopLabel true mplsOutSegmentTopLabel 50</text:span></text:p>
      <text:p text:style-name="P22"><text:span text:style-name="T39">commit</text:span></text:p>
      <text:p text:style-name="P22"><text:soft-page-break/><text:span text:style-name="T39">top</text:span></text:p>
      <text:p text:style-name="P22"><text:span text:style-name="T39">MPLS-LSR-STD-MIB mplsInSegmentTable mplsInSegmentEntry 1 3 mplsInSegmentInterface 15 mplsInSegmentLabel 35 </text:span></text:p>
      <text:p text:style-name="P22"><text:span text:style-name="T39">commit</text:span></text:p>
      <text:p text:style-name="P22"><text:span text:style-name="T39">top</text:span></text:p>
      <text:p text:style-name="P22"><text:span text:style-name="T39">MPLS-LSR-STD-MIB mplsXCTable mplsXCEntry 1 4 3 3 mplsXCAutoStaticXC yes mplsXCAdminStatus up mplsXCLspId 00:00:00:04</text:span></text:p>
      <text:p text:style-name="P22"><text:span text:style-name="T39">commit</text:span></text:p>
      <text:p text:style-name="P22"><text:span text:style-name="T39">top</text:span></text:p>
      <text:p text:style-name="P22"><text:span text:style-name="T39"><text:s/></text:span><text:span text:style-name="T37">Expected Output:</text:span></text:p>
      <text:p text:style-name="P23"><text:span text:style-name="T39">1. ngctl list</text:span></text:p>
      <text:p text:style-name="P39"><text:s/><text:span text:style-name="T64">Check for these nodes: </text:span></text:p>
      <text:p text:style-name="P39">mplsnhlfe_YY, mplsnhlfe_YY_40, mplsether_YY, </text:p>
      <text:p text:style-name="P38">tnnl<text:span text:style-name="T58">XX</text:span>, mux_<text:span text:style-name="T58">XX</text:span>, mplsnhlfe_<text:span text:style-name="T58">XX</text:span>, <text:span text:style-name="T58">m</text:span>plsether_YY,</text:p>
      <text:p text:style-name="P44"><text:span text:style-name="T39">split_eth1, mux_eth1, </text:span><text:span text:style-name="T63">split_eth0, mux_eth0</text:span></text:p>
      <text:p text:style-name="P24"><text:span text:style-name="T39">2. do show DC-RLDF-MIB dcLmgrLdfFtnStaticTable dcLmgrLdfFtnStaticEntry </text:span></text:p>
      <text:p text:style-name="P24"><text:span text:style-name="T39"><text:s text:c="18"/>DC LMGR <text:s text:c="39"/></text:span></text:p>
      <text:p text:style-name="P24"><text:span text:style-name="T39">DC LMGR <text:s/>DC LMGR <text:s/>LDF FTN <text:s text:c="2"/>DC LMGR <text:s text:c="5"/>DC LMGR <text:s text:c="16"/></text:span></text:p>
      <text:p text:style-name="P24"><text:span text:style-name="T39">LDF FTN <text:s/>LDF FTN <text:s/>STAT FEC <text:s/>LDF FTN <text:s text:c="5"/>LDF FTN <text:s text:c="2"/>DC LMGR LDF <text:s text:c="2"/></text:span></text:p>
      <text:p text:style-name="P24"><text:span text:style-name="T39">STAT <text:s text:c="4"/>STAT <text:s text:c="4"/>ADDR <text:s text:c="5"/>STAT FEC <text:s text:c="4"/>STAT FEC <text:s/>FTN STAT <text:s text:c="5"/></text:span></text:p>
      <text:p text:style-name="P24"><text:span text:style-name="T39">LSR IDX <text:s/>VRF ID <text:s text:c="2"/>TYPE <text:s text:c="5"/>ADDR <text:s text:c="8"/>PRE LEN <text:s text:c="2"/>OPER STAT <text:s text:c="4"/></text:span></text:p>
      <text:p text:style-name="P24"><text:span text:style-name="T39">-----------------------------------------------------------------</text:span></text:p>
      <text:p text:style-name="P24"><text:span text:style-name="T39">1 <text:s text:c="7"/>1 <text:s text:c="7"/>ipv4 <text:s text:c="5"/>28:00:04:20 <text:s/>32 <text:s text:c="7"/>operStatusUp <text:s/></text:span></text:p>
      <text:p text:style-name="P24"><text:span text:style-name="T39">3.do show MPLS-LSR-STD-MIB mplsXCTable mplsXCEntry </text:span></text:p>
      <text:p text:style-name="P24"><text:span text:style-name="T39">DC <text:s text:c="75"/></text:span></text:p>
      <text:p text:style-name="P24"><text:span text:style-name="T39">LMGR <text:s text:c="55"/>MPLS <text:s text:c="4"/>MPLS <text:s text:c="4"/></text:span></text:p>
      <text:p text:style-name="P24"><text:span text:style-name="T39">LSR <text:s text:c="13"/>MPLS <text:s text:c="4"/>MPLS <text:s text:c="29"/>XCIN <text:s text:c="4"/>XCOUT <text:s text:c="3"/></text:span></text:p>
      <text:p text:style-name="P24"><text:span text:style-name="T39">ENTITY <text:s text:c="10"/>XCIN <text:s text:c="4"/>XCOUT <text:s text:c="28"/>SEGMENT <text:s/>SEGMENT <text:s/></text:span></text:p>
      <text:p text:style-name="P24"><text:span text:style-name="T39">LSR <text:s text:c="4"/>MPLS <text:s text:c="4"/>SEGMENT <text:s/>SEGMENT <text:s/>MPLS <text:s text:c="4"/>MPLS XCOPER <text:s text:c="4"/>IF <text:s text:c="6"/>IF <text:s text:c="6"/></text:span></text:p>
      <text:p text:style-name="P24"><text:span text:style-name="T39">INDEX <text:s text:c="2"/>XCINDEX <text:s/>INDEX <text:s text:c="3"/>INDEX <text:s text:c="3"/>XCOWNER <text:s/>STATUS <text:s text:c="9"/>INDEX <text:s text:c="3"/>INDEX <text:s text:c="3"/></text:span></text:p>
      <text:p text:style-name="P24"><text:span text:style-name="T39">------------------------------------------------------------------------------</text:span></text:p>
      <text:p text:style-name="P24"><text:soft-page-break/><text:span text:style-name="T39">1 <text:s text:c="6"/>3 <text:s text:c="7"/>0 <text:s text:c="7"/>2 <text:s text:c="7"/>snmp <text:s text:c="4"/>up <text:s text:c="13"/>0 <text:s text:c="7"/>16 <text:s text:c="6"/></text:span></text:p>
      <text:p text:style-name="P24"><text:span text:style-name="T39">1 <text:s text:c="6"/>4 <text:s text:c="7"/>3 <text:s text:c="7"/>3 <text:s text:c="7"/>snmp <text:s text:c="4"/>up <text:s text:c="13"/>15 <text:s text:c="6"/>45 </text:span></text:p>
      <text:p text:style-name="P24"><text:span text:style-name="T39">4. </text:span><text:span text:style-name="T42">route -n</text:span></text:p>
      <text:p text:style-name="P39"><text:span text:style-name="T39">40.0.4.32 <text:s text:c="6"/>0.0.0.0 <text:s text:c="8"/>255.255.255.255 UH <text:s text:c="3"/>5 <text:s text:c="5"/>0 <text:s text:c="7"/>0 <text:s text:c="3"/>tnnlXX</text:span></text:p>
      <text:p text:style-name="P24"><text:span text:style-name="T39">5. ip link show</text:span></text:p>
      <text:p text:style-name="P24"><text:span text:style-name="T39">interface by the name tnnlXX</text:span></text:p>
      <text:p text:style-name="P24"><text:span text:style-name="T39">XX= XC handle assigned by CP (unsigned long)</text:span></text:p>
      <text:p text:style-name="P146"><text:span text:style-name="T6">T</text:span><text:span text:style-name="T5">est Input – 2 -</text:span><text:span text:style-name="T28">A)</text:span></text:p>
      <text:p text:style-name="P161"><text:span text:style-name="T5">Using Spirent , send </text:span><text:span text:style-name="T29">MPLS packet (label = 35) from Spirent</text:span><text:span text:style-name="T25"> </text:span><text:span text:style-name="T5">port 9/</text:span><text:span text:style-name="T25">3</text:span><text:span text:style-name="T5"> .</text:span></text:p>
      <text:p text:style-name="P146"><text:span text:style-name="T5">Expected Output</text:span></text:p>
      <text:p text:style-name="P168"><text:span text:style-name="T5">MPLS packet (label = 40 | 50 ) should be received at Spirent port 9/4</text:span></text:p>
      <text:p text:style-name="P178"><text:span text:style-name="T39">(Traffic is received at DUT on interface eth</text:span><text:span text:style-name="T50">0</text:span><text:span text:style-name="T39"> , </text:span><text:span text:style-name="T54">label is configured to perform a swap operation followed by exit via tnnl interafce</text:span><text:span text:style-name="T49"> </text:span><text:span text:style-name="T48">)</text:span></text:p>
      <text:h text:style-name="P186" text:outline-level="2"><text:bookmark-start text:name="__RefHeading__5274_876624331"/>3.<text:span text:style-name="T64">11</text:span> Delete Tunnel in Tunnel at <text:span text:style-name="T70">Transit</text:span> <text:bookmark-end text:name="__RefHeading__5274_876624331"/></text:h>
      <text:p text:style-name="P125"><text:span text:style-name="T5">This test case involves two deletion scenarios:</text:span></text:p>
      <text:p text:style-name="P125"><text:span text:style-name="T5">a) Outer tunnel </text:span><text:span text:style-name="T21">XC </text:span><text:span text:style-name="T5">is deleted</text:span></text:p>
      <text:p text:style-name="P125"><text:span text:style-name="T5">b) Underlying tunnel deleted</text:span></text:p>
      <text:p text:style-name="P64"><text:span text:style-name="T5">Test Input for a)</text:span></text:p>
      <text:p text:style-name="P54"><text:span text:style-name="T39">Test input for test 3.1 and 3.</text:span><text:span text:style-name="T43">10</text:span><text:span text:style-name="T39">followed by :</text:span></text:p>
      <text:p text:style-name="P24"><text:span text:style-name="T44">no </text:span><text:span text:style-name="T39">MPLS-LSR-STD-MIB mplsXCTable mplsXCEntry 1 4 3 3</text:span></text:p>
      <text:p text:style-name="P24"><text:span text:style-name="T39">commit</text:span></text:p>
      <text:p text:style-name="P24"><text:span text:style-name="T39">top</text:span></text:p>
      <text:p text:style-name="P25"><text:span text:style-name="T44">no </text:span><text:span text:style-name="T39">MPLS-LSR-STD-MIB mplsInSegmentTable mplsInSegmentEntry 1 3</text:span></text:p>
      <text:p text:style-name="P25"><text:span text:style-name="T39">commit</text:span></text:p>
      <text:p text:style-name="P25"><text:span text:style-name="T39">top</text:span></text:p>
      <text:p text:style-name="P26"><text:span text:style-name="T39">no MPLS-LSR-STD-MIB mplsOutSegmentTable mplsOutSegmentEntry 1 3</text:span></text:p>
      <text:p text:style-name="P26"><text:span text:style-name="T39">commit</text:span></text:p>
      <text:p text:style-name="P26"><text:span text:style-name="T39">top</text:span></text:p>
      <text:p text:style-name="P52"><text:span text:style-name="T39">Expected Output</text:span></text:p>
      <text:p text:style-name="P27"><text:span text:style-name="T39">1. </text:span><text:span text:style-name="T45">DC <text:s text:c="75"/></text:span></text:p>
      <text:p text:style-name="P28"><text:span text:style-name="T39">LMGR <text:s text:c="55"/>MPLS <text:s text:c="4"/>MPLS <text:s text:c="4"/></text:span></text:p>
      <text:p text:style-name="P28"><text:span text:style-name="T39">LSR <text:s text:c="13"/>MPLS <text:s text:c="4"/>MPLS <text:s text:c="29"/>XCIN <text:s text:c="4"/>XCOUT <text:s text:c="3"/></text:span></text:p>
      <text:p text:style-name="P28"><text:soft-page-break/><text:span text:style-name="T39">ENTITY <text:s text:c="10"/>XCIN <text:s text:c="4"/>XCOUT <text:s text:c="28"/>SEGMENT <text:s/>SEGMENT <text:s/></text:span></text:p>
      <text:p text:style-name="P28"><text:span text:style-name="T39">LSR <text:s text:c="4"/>MPLS <text:s text:c="4"/>SEGMENT <text:s/>SEGMENT <text:s/>MPLS <text:s text:c="4"/>MPLS XCOPER <text:s text:c="4"/>IF <text:s text:c="6"/>IF <text:s text:c="6"/></text:span></text:p>
      <text:p text:style-name="P28"><text:span text:style-name="T39">INDEX <text:s text:c="2"/>XCINDEX <text:s/>INDEX <text:s text:c="3"/>INDEX <text:s text:c="3"/>XCOWNER <text:s/>STATUS <text:s text:c="9"/>INDEX <text:s text:c="3"/>INDEX <text:s text:c="3"/></text:span></text:p>
      <text:p text:style-name="P28"><text:span text:style-name="T39">------------------------------------------------------------------------------</text:span></text:p>
      <text:p text:style-name="P28"><text:span text:style-name="T39">1 <text:s text:c="6"/>3 <text:s text:c="7"/>0 <text:s text:c="7"/>2 <text:s text:c="7"/>snmp <text:s text:c="4"/>up <text:s text:c="13"/>0 <text:s text:c="7"/>16 </text:span></text:p>
      <text:p text:style-name="P28"><text:span text:style-name="T39">2. ngctl list</text:span></text:p>
      <text:p text:style-name="P28"><text:span text:style-name="T39">These nodes no longer exist:</text:span></text:p>
      <text:p text:style-name="P40"><text:span text:style-name="T39">mplsnhlfe_YY, mplsnhlfe_YY_40, mplsether_YY, </text:span><text:span text:style-name="T65">mux_eth0, split_eth0</text:span></text:p>
      <text:p text:style-name="P51"><text:span text:style-name="T39">Test Input </text:span><text:span text:style-name="T47">for b)</text:span></text:p>
      <text:p text:style-name="P30"><text:span text:style-name="T39">Test case 3.1 and 3.10 followed by:</text:span></text:p>
      <text:p text:style-name="P30"><text:span text:style-name="T66">no </text:span>DC-RLDF-MIB dcLmgrLdfFtnStaticTable dcLmgrLdfFtnStaticEntry 1 1 ipv4 28:00:04:20 32</text:p>
      <text:p text:style-name="P30">commit</text:p>
      <text:p text:style-name="P30">top</text:p>
      <text:p text:style-name="P31">no MPLS-LSR-STD-MIB mplsXCTable mplsXCEntry 1 3 0 2</text:p>
      <text:p text:style-name="P31">commit</text:p>
      <text:p text:style-name="P31">top</text:p>
      <text:p text:style-name="P51"><text:span text:style-name="T39">Expected Output</text:span></text:p>
      <text:p text:style-name="P29"><text:span text:style-name="T46">1.</text:span><text:span text:style-name="T39"> do show MPLS-LSR-STD-MIB mplsXCTable mplsXCEntry </text:span></text:p>
      <text:p text:style-name="P29"><text:span text:style-name="T39">DC <text:s text:c="75"/></text:span></text:p>
      <text:p text:style-name="P29"><text:span text:style-name="T39">LMGR <text:s text:c="55"/>MPLS <text:s text:c="4"/>MPLS <text:s text:c="4"/></text:span></text:p>
      <text:p text:style-name="P29"><text:span text:style-name="T39">LSR <text:s text:c="13"/>MPLS <text:s text:c="4"/>MPLS <text:s text:c="29"/>XCIN <text:s text:c="4"/>XCOUT <text:s text:c="3"/></text:span></text:p>
      <text:p text:style-name="P29"><text:span text:style-name="T39">ENTITY <text:s text:c="10"/>XCIN <text:s text:c="4"/>XCOUT <text:s text:c="28"/>SEGMENT <text:s/>SEGMENT <text:s/></text:span></text:p>
      <text:p text:style-name="P29"><text:span text:style-name="T39">LSR <text:s text:c="4"/>MPLS <text:s text:c="4"/>SEGMENT <text:s/>SEGMENT <text:s/>MPLS <text:s text:c="4"/>MPLS XCOPER <text:s text:c="4"/>IF <text:s text:c="6"/>IF <text:s text:c="6"/></text:span></text:p>
      <text:p text:style-name="P29"><text:span text:style-name="T39">INDEX <text:s text:c="2"/>XCINDEX <text:s/>INDEX <text:s text:c="3"/>INDEX <text:s text:c="3"/>XCOWNER <text:s/>STATUS <text:s text:c="9"/>INDEX <text:s text:c="3"/>INDEX <text:s text:c="3"/></text:span></text:p>
      <text:p text:style-name="P29"><text:span text:style-name="T39">------------------------------------------------------------------------------ <text:s/></text:span></text:p>
      <text:p text:style-name="P29"><text:span text:style-name="T39">1 <text:s text:c="6"/>4 <text:s text:c="7"/>3 <text:s text:c="7"/>3 <text:s text:c="7"/>snmp <text:s text:c="4"/>lowerLayerDown <text:s/>15 <text:s text:c="6"/>45 </text:span></text:p>
      <text:p text:style-name="P30">2. <text:s/>do show DC-RLDF-MIB dcLmgrLdfFtnStaticTable dcLmgrLdfFtnStaticEntry </text:p>
      <text:p text:style-name="P30">% <text:s/>No entries found.</text:p>
      <text:p text:style-name="P32">3. ngctl list</text:p>
      <text:p text:style-name="P41"><text:span text:style-name="T67">None of these nodes should exist :</text:span></text:p>
      <text:p text:style-name="P41">mplsnhlfe_YY, mplsnhlfe_YY_40, mplsether_YY, </text:p>
      <text:p text:style-name="P41"><text:soft-page-break/>tnnl<text:span text:style-name="T58">XX</text:span>, mux_<text:span text:style-name="T58">XX</text:span>, mplsnhlfe_<text:span text:style-name="T58">XX</text:span>, <text:span text:style-name="T58">m</text:span>plsether_YY,</text:p>
      <text:p text:style-name="P45">split_eth1, mux_eth1, <text:span text:style-name="T63">split_eth0, mux_eth0</text:span></text:p>
      <text:p text:style-name="P147"><text:span text:style-name="T6">T</text:span><text:span text:style-name="T5">est Input – 2 -</text:span><text:span text:style-name="T28">A)</text:span></text:p>
      <text:p text:style-name="P162"><text:span text:style-name="T5">Using Spirent , send </text:span><text:span text:style-name="T29">MPLS packet (label = 35) from Spirent</text:span><text:span text:style-name="T25"> </text:span><text:span text:style-name="T5">port 9/</text:span><text:span text:style-name="T25">3</text:span><text:span text:style-name="T5"> .</text:span></text:p>
      <text:p text:style-name="P147"><text:span text:style-name="T5">Expected Output</text:span></text:p>
      <text:p text:style-name="P169"><text:span text:style-name="T30">No packet</text:span><text:span text:style-name="T5"> should be received at Spirent port 9/4</text:span></text:p>
      <text:p text:style-name="P179"><text:span text:style-name="T39">(Traffic is received at DUT on interface eth</text:span><text:span text:style-name="T50">0</text:span><text:span text:style-name="T39"> , </text:span><text:span text:style-name="T55">no associated label configuration exists, packet is dropped</text:span><text:span text:style-name="T48">)</text:span></text:p>
      <text:h text:style-name="P182" text:outline-level="2"><text:bookmark-start text:name="__RefHeading__5290_876624331"/>3.12 Label stacking at Ingress<text:bookmark-end text:name="__RefHeading__5290_876624331"/></text:h>
      <text:p text:style-name="P129"><text:span text:style-name="T5">This test case tests case where multipla labels are pushed together at ingress .</text:span></text:p>
      <text:p text:style-name="P82"><text:span text:style-name="T5">Test input-</text:span><text:span text:style-name="T31">1</text:span></text:p>
      <text:p text:style-name="P129"><text:span text:style-name="T5">MPLS-LSR-STD-MIB mplsOutSegmentTable mplsOutSegmentEntry 1 4</text:span></text:p>
      <text:p text:style-name="P129"><text:span text:style-name="T5">mplsOutSegmentInterface 43</text:span></text:p>
      <text:p text:style-name="P129"><text:span text:style-name="T5">mplsOutSegmentPushTopLabel true mplsOutSegmentTopLabel 50</text:span></text:p>
      <text:p text:style-name="P129"><text:span text:style-name="T5">commit</text:span></text:p>
      <text:p text:style-name="P129"><text:span text:style-name="T5">top</text:span></text:p>
      <text:p text:style-name="P129"><text:span text:style-name="T5">MPLS-LSR-STD-MIB mplsLabelStackTable mplsLabelStackEntry 1 1 1 mplsLabelStackLabel 20</text:span></text:p>
      <text:p text:style-name="P129"><text:span text:style-name="T5">commit</text:span></text:p>
      <text:p text:style-name="P129"><text:span text:style-name="T5">top</text:span></text:p>
      <text:p text:style-name="P129"><text:span text:style-name="T5">MPLS-LSR-STD-MIB mplsLabelStackTable mplsLabelStackEntry 1 1 2 mplsLabelStackLabel 30</text:span></text:p>
      <text:p text:style-name="P129"><text:span text:style-name="T5">commit</text:span></text:p>
      <text:p text:style-name="P129"><text:span text:style-name="T5">top</text:span></text:p>
      <text:p text:style-name="P129"><text:span text:style-name="T5">MPLS-LSR-STD-MIB mplsXCTable mplsXCEntry 1 3 0 2 mplsXCAutoStaticXC yes mplsXCAdminStatus up mplsXCLspId 00:00:00:03 mplsXCLabelStackIndex 1</text:span></text:p>
      <text:p text:style-name="P129"><text:span text:style-name="T5">commit</text:span></text:p>
      <text:p text:style-name="P129"><text:span text:style-name="T5">top</text:span></text:p>
      <text:p text:style-name="P129"><text:span text:style-name="T5">DC-RLDF-MIB dcLmgrLdfFtnStaticTable dcLmgrLdfFtnStaticEntry 1 1 ipv4 28:00:04:20 32 dcLmgrLdfFtnStatOutLbl 40 dcLmgrLdfFtnStatOutIfIdx 16</text:span></text:p>
      <text:p text:style-name="P129"><text:span text:style-name="T5">commit</text:span></text:p>
      <text:p text:style-name="P129"><text:span text:style-name="T5">top</text:span></text:p>
      <text:p text:style-name="P83"><text:span text:style-name="T5">Expected Output</text:span></text:p>
      <text:p text:style-name="P130"><text:span text:style-name="T5">1. do show MPLS-LSR-STD-MIB mplsLabelStackTable mplsLabelStackEntry </text:span></text:p>
      <text:p text:style-name="P130"><text:soft-page-break/><text:span text:style-name="T5">DC <text:s text:c="26"/></text:span></text:p>
      <text:p text:style-name="P130"><text:span text:style-name="T5">LMGR <text:s text:c="10"/>MPLS <text:s text:c="2"/>MPLS <text:s text:c="2"/></text:span></text:p>
      <text:p text:style-name="P130"><text:span text:style-name="T5">LSR <text:s text:c="4"/>MPLS <text:s text:c="2"/>LABEL <text:s/>LABEL <text:s/></text:span></text:p>
      <text:p text:style-name="P130"><text:span text:style-name="T5">ENTITY <text:s/>LABEL <text:s/>STACK <text:s/>STACK <text:s/></text:span></text:p>
      <text:p text:style-name="P130"><text:span text:style-name="T5">LSR <text:s text:c="4"/>STACK <text:s/>LABEL <text:s/>LABEL <text:s/></text:span></text:p>
      <text:p text:style-name="P130"><text:span text:style-name="T5">INDEX <text:s text:c="2"/>INDEX <text:s/>INDEX <text:s/>PTR <text:s text:c="3"/></text:span></text:p>
      <text:p text:style-name="P130"><text:span text:style-name="T5">-----------------------------</text:span></text:p>
      <text:p text:style-name="P130"><text:span text:style-name="T5">1 <text:s text:c="6"/>1 <text:s text:c="5"/>1 <text:s text:c="12"/></text:span></text:p>
      <text:p text:style-name="P130"><text:span text:style-name="T5">1 <text:s text:c="6"/>1 <text:s text:c="5"/>2 <text:s text:c="3"/></text:span></text:p>
      <text:p text:style-name="P130"><text:span text:style-name="T5">2. do show MPLS-LSR-STD-MIB mplsXCTable mplsXCEntry </text:span></text:p>
      <text:p text:style-name="P130"><text:span text:style-name="T5">DC <text:s text:c="75"/></text:span></text:p>
      <text:p text:style-name="P130"><text:span text:style-name="T5">LMGR <text:s text:c="55"/>MPLS <text:s text:c="4"/>MPLS <text:s text:c="4"/></text:span></text:p>
      <text:p text:style-name="P130"><text:span text:style-name="T5">LSR <text:s text:c="13"/>MPLS <text:s text:c="4"/>MPLS <text:s text:c="29"/>XCIN <text:s text:c="4"/>XCOUT <text:s text:c="3"/></text:span></text:p>
      <text:p text:style-name="P130"><text:span text:style-name="T5">ENTITY <text:s text:c="10"/>XCIN <text:s text:c="4"/>XCOUT <text:s text:c="28"/>SEGMENT <text:s/>SEGMENT <text:s/></text:span></text:p>
      <text:p text:style-name="P130"><text:span text:style-name="T5">LSR <text:s text:c="4"/>MPLS <text:s text:c="4"/>SEGMENT <text:s/>SEGMENT <text:s/>MPLS <text:s text:c="4"/>MPLS XCOPER <text:s text:c="4"/>IF <text:s text:c="6"/>IF <text:s text:c="6"/></text:span></text:p>
      <text:p text:style-name="P130"><text:span text:style-name="T5">INDEX <text:s text:c="2"/>XCINDEX <text:s/>INDEX <text:s text:c="3"/>INDEX <text:s text:c="3"/>XCOWNER <text:s/>STATUS <text:s text:c="9"/>INDEX <text:s text:c="3"/>INDEX <text:s text:c="3"/></text:span></text:p>
      <text:p text:style-name="P130"><text:span text:style-name="T5">------------------------------------------------------------------------------</text:span></text:p>
      <text:p text:style-name="P130"><text:span text:style-name="T5">1 <text:s text:c="6"/>3 <text:s text:c="7"/>0 <text:s text:c="7"/>2 <text:s text:c="7"/>snmp <text:s text:c="4"/>up <text:s text:c="13"/>0 <text:s text:c="7"/>16 <text:s/></text:span></text:p>
      <text:p text:style-name="P7"><text:span text:style-name="T71">3</text:span>. ngctl list</text:p>
      <text:p text:style-name="P7">Check for these VNB nodes:</text:p>
      <text:p text:style-name="P7">tnnlXX, mux_XX, mplsnhlfe_XX, <text:s/><text:span text:style-name="T72">mplsnhlfe_XX_20, mplsnhlfe_XX_40, </text:span>mplsether_XX, split_eth1, mux_eth1</text:p>
      <text:p text:style-name="P10"><text:span text:style-name="T71">4</text:span>. route -n</text:p>
      <text:p text:style-name="P10"><text:span text:style-name="T5">40.0.4.32 <text:s text:c="6"/>0.0.0.0 <text:s text:c="8"/>255.255.255.255 UH <text:s text:c="3"/>5 <text:s text:c="5"/>0 <text:s text:c="7"/>0 <text:s text:c="2"/>tnnlXX</text:span></text:p>
      <text:p text:style-name="Text_20_body"><text:span text:style-name="T5">5. ip link show</text:span></text:p>
      <text:p text:style-name="P131"><text:span text:style-name="T5">A new interface named tnnlXX </text:span></text:p>
      <text:p text:style-name="P84"><text:span text:style-name="T5">Test Input-2</text:span></text:p>
      <text:p text:style-name="P132"><text:span text:style-name="T5">Using spirent send IP packet with dip = 40.0.4.32 from port 9/3</text:span></text:p>
      <text:p text:style-name="P84"><text:span text:style-name="T5">Expected Output</text:span></text:p>
      <text:p text:style-name="P132"><text:span text:style-name="T5">MPLS labeled packet ( 40 | 20 | 30 ) should be received at port 9/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6:59:25.959757360</meta:creation-date>
    <dc:date>2017-06-07T16:53:10.683816306</dc:date>
    <meta:editing-duration>P1DT4H26M28S</meta:editing-duration>
    <meta:editing-cycles>118</meta:editing-cycles>
    <meta:generator>LibreOffice/4.2.8.2$Linux_x86 LibreOffice_project/420m0$Build-2</meta:generator>
    <meta:document-statistic meta:table-count="0" meta:image-count="0" meta:object-count="0" meta:page-count="24" meta:paragraph-count="685" meta:word-count="4060" meta:character-count="33928" meta:non-whitespace-character-count="23283"/>
  </office:meta>
</office:document-meta>
</file>